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1" svg:font-family="'Arial Narrow'" style:font-family-generic="swiss" style:font-pitch="variable"/>
    <style:font-face style:name="Arial Narrow"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graphic-properties draw:stroke="none" draw:fill-color="#dee6ef" draw:textarea-vertical-align="middle"/>
    </style:style>
    <style:style style:name="gr2" style:family="graphic" style:parent-style-name="standard">
      <style:graphic-properties draw:stroke="none" draw:fill-color="#dee6ef" draw:textarea-horizontal-align="justify" draw:textarea-vertical-align="middle" draw:auto-grow-height="false" fo:min-height="4.149cm" fo:min-width="7.013cm"/>
    </style:style>
    <style:style style:name="gr3" style:family="graphic" style:parent-style-name="standard">
      <style:graphic-properties draw:stroke="none" draw:fill-color="#f6f9d4" draw:textarea-horizontal-align="justify" draw:textarea-vertical-align="middle" draw:auto-grow-height="false" fo:min-height="4.161cm" fo:min-width="5.924cm"/>
    </style:style>
    <style:style style:name="gr4" style:family="graphic" style:parent-style-name="standard">
      <style:graphic-properties draw:stroke="none" svg:stroke-color="#dee6ef" draw:fill-color="#dee6ef" draw:textarea-horizontal-align="justify" draw:textarea-vertical-align="middle" draw:auto-grow-height="false" fo:min-height="10.994cm" fo:min-width="11.946cm"/>
    </style:style>
    <style:style style:name="gr5" style:family="graphic" style:parent-style-name="standard">
      <style:graphic-properties draw:stroke="none" draw:fill-color="#dee6ef" draw:textarea-horizontal-align="justify" draw:textarea-vertical-align="middle" draw:auto-grow-height="false" fo:min-height="6.531cm" fo:min-width="3.276cm"/>
    </style:style>
    <style:style style:name="gr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804cm" fo:min-width="1.868cm" fo:padding-top="0.095cm" fo:padding-bottom="0.095cm" fo:padding-left="0.22cm" fo:padding-right="0.22cm" fo:wrap-option="no-wrap" draw:shadow="hidden" draw:shadow-offset-x="0.2cm" draw:shadow-offset-y="0.2cm" draw:shadow-color="#808080"/>
      <style:paragraph-properties style:writing-mode="lr-tb"/>
    </style:style>
    <style:style style:name="gr3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14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9b46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Orange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5" style:family="graphic" style:parent-style-name="standard" style:list-style-name="L1">
      <style:graphic-properties draw:stroke="solid" svg:stroke-width="0.04cm" svg:stroke-color="#666666" draw:marker-start="" draw:marker-start-width="0.26cm" draw:marker-start-center="false" draw:marker-end="" draw:marker-end-width="0.26cm" draw:marker-end-center="false" draw:fill="gradient" draw:fill-color="#cfe7f5" draw:fill-gradient-name="Greyscale_20_Linear_20_B"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Purple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9b46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Orange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0" style:family="graphic" style:parent-style-name="standard" style:list-style-name="L1">
      <style:graphic-properties draw:stroke="solid" svg:stroke-width="0.04cm" svg:stroke-color="#b2b2b2" draw:marker-start="" draw:marker-start-width="0.26cm" draw:marker-start-center="false" draw:marker-end="" draw:marker-end-width="0.26cm" draw:marker-end-center="false" draw:fill="gradient" draw:fill-color="#cfe7f5" draw:fill-gradient-name="Light_20_Grey_20_Linear_20_B"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8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graphic-properties draw:marker-start="" draw:marker-start-width="0.3cm" draw:marker-end="" draw:textarea-vertical-align="middle"/>
    </style:style>
    <style:style style:name="gr12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1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objectwithoutfill">
      <style:graphic-properties draw:fill="none" draw:textarea-vertical-align="middle"/>
    </style:style>
    <style:style style:name="gr128" style:family="graphic" style:parent-style-name="objectwithoutfill">
      <style:graphic-properties draw:marker-start="Arrow" draw:marker-start-width="0.3cm" draw:marker-end="Arrow" draw:marker-end-width="0.3cm" draw:fill="none" draw:textarea-vertical-align="middle"/>
    </style:style>
    <style:style style:name="gr129" style:family="graphic" style:parent-style-name="standard">
      <style:graphic-properties svg:stroke-width="0.035cm" draw:marker-start="" draw:marker-start-width="0.252cm" draw:marker-end="" draw:marker-end-width="0.352cm" draw:textarea-vertical-align="middle" fo:padding-top="0.142cm" fo:padding-bottom="0.142cm" fo:padding-left="0.267cm" fo:padding-right="0.267cm"/>
    </style:style>
    <style:style style:name="gr13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2"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804cm" fo:min-width="1.869cm" fo:padding-top="0.095cm" fo:padding-bottom="0.095cm" fo:padding-left="0.22cm" fo:padding-right="0.22cm" fo:wrap-option="no-wrap" draw:shadow="hidden" draw:shadow-offset-x="0.2cm" draw:shadow-offset-y="0.2cm" draw:shadow-color="#808080"/>
      <style:paragraph-properties style:writing-mode="lr-tb"/>
    </style:style>
    <style:style style:name="gr164" style:family="graphic" style:parent-style-name="standard">
      <style:graphic-properties svg:stroke-width="0.035cm" draw:marker-start="" draw:marker-start-width="0.352cm" draw:marker-end="" draw:marker-end-width="0.352cm" draw:textarea-vertical-align="middle" fo:padding-top="0.142cm" fo:padding-bottom="0.142cm" fo:padding-left="0.267cm" fo:padding-right="0.267cm"/>
    </style:style>
    <style:style style:name="gr1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9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graphic-properties svg:stroke-width="0.035cm" draw:marker-start="" draw:marker-start-width="0.252cm" draw:marker-end="" draw:marker-end-width="0.352cm" draw:textarea-vertical-align="middle" fo:padding-top="0.142cm" fo:padding-bottom="0.142cm" fo:padding-left="0.267cm" fo:padding-right="0.267cm"/>
      <style:paragraph-properties style:writing-mode="lr-tb"/>
    </style:style>
    <style:style style:name="gr22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88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88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graphic-properties draw:stroke="dash" draw:stroke-dash="Dot" svg:stroke-width="0.053cm" svg:stroke-color="#000000" draw:marker-start="" draw:marker-start-width="0.379cm" draw:marker-end="" draw:marker-end-width="0.379cm" draw:textarea-vertical-align="middle" fo:padding-top="0.151cm" fo:padding-bottom="0.151cm" fo:padding-left="0.276cm" fo:padding-right="0.276cm"/>
    </style:style>
    <style:style style:name="gr233" style:family="graphic" style:parent-style-name="standard">
      <style:graphic-properties draw:stroke="none" svg:stroke-color="#000000" draw:fill="none" draw:fill-color="#ffffff" draw:textarea-horizontal-align="left" draw:auto-grow-height="true" draw:auto-grow-width="true" fo:min-height="0.955cm" fo:min-width="1.361cm"/>
      <style:paragraph-properties style:writing-mode="lr-tb"/>
    </style:style>
    <style:style style:name="gr234" style:family="graphic" style:parent-style-name="standard">
      <style:graphic-properties draw:stroke="none" svg:stroke-color="#000000" draw:fill="none" draw:fill-color="#ffffff" draw:textarea-horizontal-align="left" draw:auto-grow-height="true" draw:auto-grow-width="true" fo:min-height="0.789cm" fo:min-width="2.089cm"/>
      <style:paragraph-properties style:writing-mode="lr-tb"/>
    </style:style>
    <style:style style:name="gr235" style:family="graphic" style:parent-style-name="standard">
      <style:graphic-properties draw:stroke="none" svg:stroke-color="#000000" draw:fill="none" draw:fill-color="#ffffff" draw:textarea-horizontal-align="left" draw:auto-grow-height="true" draw:auto-grow-width="true" fo:min-height="0.551cm" fo:min-width="1.513cm"/>
      <style:paragraph-properties style:writing-mode="lr-tb"/>
    </style:style>
    <style:style style:name="gr23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graphic-properties draw:stroke="none" svg:stroke-color="#000000" draw:fill="none" draw:fill-color="#ffffff" draw:textarea-horizontal-align="left" draw:auto-grow-height="true" draw:auto-grow-width="true" fo:min-height="1.338cm" fo:min-width="1.107cm"/>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0.826cm" fo:min-width="1.107cm"/>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true" fo:min-height="0.551cm" fo:min-width="1.107cm"/>
      <style:paragraph-properties style:writing-mode="lr-tb"/>
    </style:style>
    <style:style style:name="gr27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63cm" fo:min-width="0.17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2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278" style:family="graphic" style:parent-style-name="standard">
      <style:graphic-properties draw:stroke="none" svg:stroke-color="#000000" draw:fill="none" draw:fill-color="#ffffff" draw:textarea-horizontal-align="left" draw:auto-grow-height="true" draw:auto-grow-width="false" fo:min-height="0.713cm" fo:min-width="0cm"/>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0.513cm" fo:min-width="12.346cm"/>
      <style:paragraph-properties style:writing-mode="lr-tb"/>
    </style:style>
    <style:style style:name="gr280"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true" fo:min-height="0.666cm" fo:min-width="1.283cm"/>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true" fo:min-height="1.297cm" fo:min-width="1.733cm"/>
      <style:paragraph-properties style:writing-mode="lr-tb"/>
    </style:style>
    <style:style style:name="gr28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63cm" fo:min-width="0.17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2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graphic-properties draw:stroke="none" svg:stroke-color="#000000" draw:fill="none" draw:fill-color="#ffffff" draw:textarea-horizontal-align="left" draw:auto-grow-height="true" draw:auto-grow-width="true" fo:min-height="0.637cm" fo:min-width="2.843cm"/>
      <style:paragraph-properties style:writing-mode="lr-tb"/>
    </style:style>
    <style:style style:name="gr286" style:family="graphic" style:parent-style-name="standard">
      <style:graphic-properties draw:stroke="none" svg:stroke-color="#000000" draw:fill="none" draw:fill-color="#ffffff" draw:textarea-horizontal-align="left" draw:auto-grow-height="true" draw:auto-grow-width="true" fo:min-height="0.347cm" fo:min-width="2.174cm"/>
      <style:paragraph-properties style:writing-mode="lr-tb"/>
    </style:style>
    <style:style style:name="gr287" style:family="graphic" style:parent-style-name="standard">
      <style:graphic-properties draw:stroke="solid" draw:stroke-dash="Dot" svg:stroke-width="0.1cm" svg:stroke-color="#3faf46" draw:marker-start="" draw:marker-start-width="0.45cm" draw:marker-end-width="0.45cm" draw:textarea-vertical-align="middle" fo:padding-top="0.175cm" fo:padding-bottom="0.175cm" fo:padding-left="0.3cm" fo:padding-right="0.3cm"/>
    </style:style>
    <style:style style:name="gr288" style:family="graphic" style:parent-style-name="standard">
      <style:graphic-properties draw:stroke="solid" draw:stroke-dash="Dot" svg:stroke-width="0.1cm" svg:stroke-color="#3faf46" draw:marker-start="" draw:marker-start-width="0.45cm" draw:marker-end="Arrow" draw:marker-end-width="0.45cm" draw:textarea-vertical-align="middle" fo:padding-top="0.175cm" fo:padding-bottom="0.175cm" fo:padding-left="0.3cm" fo:padding-right="0.3cm"/>
    </style:style>
    <style:style style:name="gr289" style:family="graphic" style:parent-style-name="standard">
      <style:graphic-properties draw:stroke="solid" draw:stroke-dash="Dot" svg:stroke-width="0.1cm" svg:stroke-color="#ff8000" draw:marker-start="Arrow" draw:marker-start-width="0.45cm" draw:marker-end="" draw:marker-end-width="0.45cm" draw:textarea-vertical-align="middle" fo:padding-top="0.175cm" fo:padding-bottom="0.175cm" fo:padding-left="0.3cm" fo:padding-right="0.3cm"/>
    </style:style>
    <style:style style:name="gr290" style:family="graphic" style:parent-style-name="standard">
      <style:graphic-properties draw:stroke="solid" draw:stroke-dash="Dot" svg:stroke-width="0.1cm" svg:stroke-color="#8d1d75" draw:marker-start="" draw:marker-start-width="0.45cm" draw:marker-end="Arrow" draw:marker-end-width="0.45cm" draw:textarea-vertical-align="middle" fo:padding-top="0.175cm" fo:padding-bottom="0.175cm" fo:padding-left="0.3cm" fo:padding-right="0.3cm"/>
    </style:style>
    <style:style style:name="gr291" style:family="graphic" style:parent-style-name="standard">
      <style:graphic-properties draw:stroke="solid" draw:stroke-dash="Dot" svg:stroke-width="0.1cm" svg:stroke-color="#8d1d75" draw:marker-start="Arrow" draw:marker-start-width="0.45cm" draw:marker-end="" draw:marker-end-width="0.45cm" draw:textarea-vertical-align="middle" fo:padding-top="0.175cm" fo:padding-bottom="0.175cm" fo:padding-left="0.3cm" fo:padding-right="0.3cm"/>
    </style:style>
    <style:style style:name="gr292" style:family="graphic" style:parent-style-name="standard">
      <style:graphic-properties draw:stroke="none" svg:stroke-color="#000000" draw:fill="none" draw:fill-color="#ffffff" draw:textarea-horizontal-align="left" draw:auto-grow-height="true" draw:auto-grow-width="false" fo:min-height="0.45cm" fo:min-width="0cm"/>
      <style:paragraph-properties style:writing-mode="lr-tb"/>
    </style:style>
    <style:style style:name="gr293" style:family="graphic" style:parent-style-name="standard">
      <style:graphic-properties draw:stroke="none" svg:stroke-color="#000000" draw:fill="none" draw:fill-color="#ffffff" draw:textarea-horizontal-align="left" draw:auto-grow-height="true" draw:auto-grow-width="true" fo:min-height="0.58cm" fo:min-width="2.7cm"/>
      <style:paragraph-properties style:writing-mode="lr-tb"/>
    </style:style>
    <style:style style:name="gr294" style:family="graphic" style:parent-style-name="standard">
      <style:graphic-properties draw:stroke="none" svg:stroke-color="#000000" draw:fill="none" draw:fill-color="#ffffff" draw:textarea-horizontal-align="left" draw:auto-grow-height="true" draw:auto-grow-width="true" fo:min-height="1.069cm" fo:min-width="2.449cm"/>
      <style:paragraph-properties style:writing-mode="lr-tb"/>
    </style:style>
    <style:style style:name="gr295" style:family="graphic" style:parent-style-name="standard">
      <style:graphic-properties svg:stroke-width="0.035cm" svg:stroke-color="#000000" draw:marker-start-width="0.252cm" draw:marker-end="" draw:marker-end-width="0.352cm" draw:textarea-vertical-align="middle" fo:padding-top="0.142cm" fo:padding-bottom="0.142cm" fo:padding-left="0.267cm" fo:padding-right="0.267cm"/>
    </style:style>
    <style:style style:name="gr296" style:family="graphic" style:parent-style-name="standard">
      <style:graphic-properties draw:stroke="none" svg:stroke-color="#000000" draw:fill="none" draw:fill-color="#ffffff" draw:textarea-horizontal-align="left" draw:auto-grow-height="true" draw:auto-grow-width="true" fo:min-height="0.357cm" fo:min-width="4.269cm"/>
      <style:paragraph-properties style:writing-mode="lr-tb"/>
    </style:style>
    <style:style style:name="gr297" style:family="graphic" style:parent-style-name="objectwithoutfill">
      <style:graphic-properties draw:stroke="solid" svg:stroke-width="0.035cm" svg:stroke-color="#000000" draw:marker-start="Arrow" draw:marker-start-width="0.352cm" draw:marker-end="" draw:marker-end-width="0.352cm" draw:fill="none" draw:textarea-vertical-align="middle" fo:padding-top="0.142cm" fo:padding-bottom="0.142cm" fo:padding-left="0.267cm" fo:padding-right="0.267cm"/>
    </style:style>
    <style:style style:name="P1" style:family="paragraph">
      <loext:graphic-properties draw:fill-color="#dee6ef"/>
      <style:paragraph-properties fo:text-align="center"/>
    </style:style>
    <style:style style:name="P2" style:family="paragraph">
      <loext:graphic-properties draw:fill-color="#f6f9d4"/>
      <style:paragraph-properties fo:text-align="center"/>
    </style:style>
    <style:style style:name="P3"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1"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2"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cfe7f5" draw:fill-gradient-name="VRT_20_Light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f9b46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gradient" draw:fill-color="#cfe7f5" draw:fill-gradient-name="Light_20_Orange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gradient" draw:fill-color="#cfe7f5" draw:fill-gradient-name="Greyscale_20_Linear_20_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loext:graphic-properties draw:fill="gradient" draw:fill-color="#cfe7f5" draw:fill-gradient-name="Light_20_Purple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 style:family="paragraph">
      <loext:graphic-properties draw:fill="gradient" draw:fill-color="#cfe7f5" draw:fill-gradient-name="Light_20_Orange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 style:family="paragraph">
      <loext:graphic-properties draw:fill="gradient" draw:fill-color="#cfe7f5" draw:fill-gradient-name="Light_20_Grey_20_Linear_20_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3"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8" style:family="paragraph">
      <style:paragraph-properties fo:text-align="center"/>
    </style:style>
    <style:style style:name="P29" style:family="paragraph">
      <loext:graphic-properties draw:fill="none"/>
      <style:paragraph-properties fo:text-align="center"/>
    </style:style>
    <style:style style:name="P30"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1"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 style:family="paragraph">
      <style:paragraph-properties fo:text-align="end"/>
    </style:style>
    <style:style style:name="P34" style:family="paragraph">
      <style:paragraph-properties fo:text-align="start"/>
    </style:style>
    <style:style style:name="P35" style:family="paragraph">
      <loext:graphic-properties draw:fill="none" draw:fill-color="#ffffff"/>
      <style:paragraph-properties fo:text-align="end" style:writing-mode="lr-tb"/>
      <style:text-properties fo:font-size="8pt" style:font-size-asian="8pt" style:font-size-complex="8pt"/>
    </style:style>
    <style:style style:name="P36" style:family="paragraph">
      <loext:graphic-properties draw:fill="none" draw:fill-color="#ffffff"/>
      <style:paragraph-properties style:writing-mode="lr-tb"/>
      <style:text-properties fo:font-size="10pt" style:font-size-asian="18pt" style:font-size-complex="18pt"/>
    </style:style>
    <style:style style:name="P37" style:family="paragraph">
      <loext:graphic-properties draw:fill="none" draw:fill-color="#ffffff"/>
      <style:paragraph-properties style:writing-mode="lr-tb"/>
      <style:text-properties fo:font-size="7pt" style:font-size-asian="18pt" style:font-size-complex="18pt"/>
    </style:style>
    <style:style style:name="P38" style:family="paragraph">
      <loext:graphic-properties draw:fill="none" draw:fill-color="#ffffff"/>
      <style:paragraph-properties style:writing-mode="lr-tb"/>
      <style:text-properties fo:font-size="7pt" style:font-size-asian="7pt" style:font-size-complex="7pt"/>
    </style:style>
    <style:style style:name="P39" style:family="paragraph">
      <loext:graphic-properties draw:fill="none" draw:fill-color="#ffffff"/>
      <style:paragraph-properties style:writing-mode="lr-tb"/>
      <style:text-properties fo:font-size="8pt" style:font-size-asian="18pt" style:font-size-complex="18pt"/>
    </style:style>
    <style:style style:name="P40" style:family="paragraph">
      <loext:graphic-properties draw:fill="none" draw:fill-color="#ffffff"/>
      <style:paragraph-properties style:writing-mode="lr-tb"/>
      <style:text-properties fo:font-size="9pt" style:font-size-asian="9pt" style:font-size-complex="9pt"/>
    </style:style>
    <style:style style:name="P41" style:family="paragraph">
      <loext:graphic-properties draw:fill="none" draw:fill-color="#ffffff"/>
      <style:paragraph-properties style:writing-mode="lr-tb"/>
      <style:text-properties fo:font-size="13pt" style:font-size-asian="13pt" style:font-size-complex="13pt"/>
    </style:style>
    <style:style style:name="P42" style:family="paragraph">
      <loext:graphic-properties draw:fill="none" draw:fill-color="#ffffff"/>
      <style:paragraph-properties style:writing-mode="lr-tb"/>
    </style:style>
    <style:style style:name="P43" style:family="paragraph">
      <loext:graphic-properties draw:fill="none" draw:fill-color="#ffffff"/>
      <style:paragraph-properties fo:text-align="end" style:writing-mode="lr-tb"/>
      <style:text-properties fo:font-size="11pt" style:font-size-asian="18pt" style:font-size-complex="18pt"/>
    </style:style>
    <style:style style:name="P44" style:family="paragraph">
      <loext:graphic-properties draw:fill="none" draw:fill-color="#ffffff"/>
      <style:paragraph-properties style:writing-mode="lr-tb"/>
      <style:text-properties fo:font-size="8pt" style:font-size-asian="8pt" style:font-size-complex="8pt"/>
    </style:style>
    <style:style style:name="P45" style:family="paragraph">
      <loext:graphic-properties draw:fill="none" draw:fill-color="#ffffff"/>
      <style:paragraph-properties style:writing-mode="lr-tb"/>
      <style:text-properties fo:color="#2a6099" fo:font-size="9pt" style:font-size-asian="9pt" style:font-size-complex="9pt"/>
    </style:style>
    <style:style style:name="P46" style:family="paragraph">
      <loext:graphic-properties draw:fill="none" draw:fill-color="#ffffff"/>
      <style:paragraph-properties style:writing-mode="lr-tb"/>
      <style:text-properties fo:color="#158466" fo:font-size="9pt" style:font-size-asian="9pt" style:font-size-complex="9pt"/>
    </style:style>
    <style:style style:name="P47" style:family="paragraph">
      <style:text-properties fo:font-size="8pt" style:font-size-asian="8pt" style:font-size-complex="8pt"/>
    </style:style>
    <style:style style:name="T1" style:family="text">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2" style:family="text">
      <style:text-properties fo:font-size="8pt" style:font-size-asian="8pt" style:font-size-complex="8pt"/>
    </style:style>
    <style:style style:name="T3" style:family="text">
      <style:text-properties fo:font-size="10pt" style:font-size-asian="18pt" style:font-size-complex="18pt"/>
    </style:style>
    <style:style style:name="T4" style:family="text">
      <style:text-properties fo:font-size="7pt" style:font-size-asian="18pt" style:font-size-complex="18pt"/>
    </style:style>
    <style:style style:name="T5" style:family="text">
      <style:text-properties fo:font-size="7pt" style:font-size-asian="7pt" style:font-size-complex="7pt"/>
    </style:style>
    <style:style style:name="T6" style:family="text">
      <style:text-properties fo:font-size="8pt" style:font-size-asian="18pt" style:font-size-complex="18pt"/>
    </style:style>
    <style:style style:name="T7" style:family="text">
      <style:text-properties fo:font-size="9pt" style:font-size-asian="9pt" style:font-size-complex="9pt"/>
    </style:style>
    <style:style style:name="T8" style:family="text">
      <style:text-properties fo:font-size="13pt" style:font-size-asian="13pt" style:font-size-complex="13pt"/>
    </style:style>
    <style:style style:name="T9" style:family="text">
      <style:text-properties fo:font-size="11pt" style:font-size-asian="18pt" style:font-size-complex="18pt"/>
    </style:style>
    <style:style style:name="T10" style:family="text">
      <style:text-properties fo:color="#2a6099" fo:font-size="9pt" style:font-size-asian="9pt" style:font-size-complex="9pt"/>
    </style:style>
    <style:style style:name="T11" style:family="text">
      <style:text-properties fo:color="#158466"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6.584cm" svg:height="2.896cm" draw:transform="rotate (-0.333183354205718) translate (12.4172636633279cm 14.7631526945119cm)" svg:viewBox="0 0 6585 2897" svg:d="M0 2800c9900 700 5700-2600 5700-2600l-900-200z">
          <text:p/>
        </draw:path>
        <draw:path draw:style-name="gr1" draw:text-style-name="P1" draw:layer="layout" svg:width="6.584cm" svg:height="2.896cm" svg:x="9.1cm" svg:y="15.303cm" svg:viewBox="0 0 6585 2897" svg:d="M0 2800c9900 700 5700-2600 5700-2600l-900-200z">
          <text:p/>
        </draw:path>
        <draw:path draw:style-name="gr1" draw:text-style-name="P1" draw:layer="layout" svg:width="6.584cm" svg:height="2.896cm" draw:transform="rotate (-3.02203759982818) translate (16.932204665843cm 6.12702557278793cm)" svg:viewBox="0 0 6585 2897" svg:d="M0 2800c9900 700 5700-2600 5700-2600l-900-200z">
          <text:p/>
        </draw:path>
        <draw:custom-shape draw:style-name="gr2" draw:text-style-name="P1" draw:layer="layout" svg:width="10.623cm" svg:height="6.221cm" draw:transform="skewX (0.419926218029836) rotate (0.419926218029836) translate (17.2cm 6.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10.623cm" svg:height="6.221cm" draw:transform="skewX (0.419926218029836) rotate (-0.69010318623856) translate (11.103cm 2.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10.623cm" svg:height="6.221cm" draw:transform="skewX (0.419926218029836) rotate (0.419926218029836) translate (6.9cm 12.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5" draw:id="id15" draw:layer="layout" svg:width="9.084cm" svg:height="6.237cm" draw:transform="skewX (0.415213829049451) rotate (1.28438779654263) translate (0.228cm 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7.6cm" svg:height="15.9cm" svg:x="10.2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5.338cm" svg:height="9.589cm" draw:transform="skewX (-0.373500459926786) rotate (1.168323401285) translate (7.945cm 12.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 draw:id="id2">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6" draw:text-style-name="P3" draw:layer="layout" svg:width="1.621cm" svg:height="0.949cm" svg:x="15.58cm" svg:y="6.243cm" svg:viewBox="0 0 1622 950" svg:d="M0 950c459 0 1178-300 1489-497 310-198 0-453-157-453z">
            <text:p/>
          </draw:path>
          <draw:g>
            <draw:polygon draw:style-name="gr7" draw:text-style-name="P4" draw:layer="layout" svg:width="0.94cm" svg:height="2.352cm" svg:x="14.639cm" svg:y="4.84cm" svg:viewBox="0 0 941 2353" draw:points="0,1810 0,0 941,543 941,2353">
              <text:p/>
            </draw:polygon>
            <draw:polygon draw:style-name="gr8" draw:text-style-name="P5" draw:layer="layout" svg:width="1.331cm" svg:height="2.578cm" svg:x="15.58cm" svg:y="4.614cm" svg:viewBox="0 0 1332 2579" draw:points="0,2579 0,769 1332,0 1332,1810">
              <text:p/>
            </draw:polygon>
            <draw:polygon draw:style-name="gr9" draw:text-style-name="P6" draw:layer="layout" svg:width="2.272cm" svg:height="1.311cm" svg:x="14.639cm" svg:y="4.071cm" svg:viewBox="0 0 2273 1312" draw:points="941,1312 0,769 1332,0 2273,543">
              <text:p/>
            </draw:polygon>
            <draw:polygon draw:style-name="gr10" draw:text-style-name="P7" draw:layer="layout" svg:width="2.272cm" svg:height="3.121cm" svg:x="14.639cm" svg:y="4.071cm" svg:viewBox="0 0 2273 3122" draw:points="0,2579 0,769 1332,0 2273,543 2273,2353 941,3122">
              <text:p/>
            </draw:polygon>
            <draw:line draw:style-name="gr11" draw:text-style-name="P8" draw:layer="layout" svg:x1="15.422cm" svg:y1="6.741cm" svg:x2="14.795cm" svg:y2="6.379cm">
              <text:p/>
            </draw:line>
            <draw:line draw:style-name="gr12" draw:text-style-name="P8" draw:layer="layout" svg:x1="15.422cm" svg:y1="6.922cm" svg:x2="14.795cm" svg:y2="6.56cm">
              <text:p/>
            </draw:line>
            <draw:line draw:style-name="gr13" draw:text-style-name="P8" draw:layer="layout" svg:x1="15.422cm" svg:y1="6.831cm" svg:x2="14.795cm" svg:y2="6.469cm">
              <text:p/>
            </draw:line>
            <draw:polyline draw:style-name="gr14" draw:text-style-name="P8" draw:layer="layout" svg:width="0.782cm" svg:height="0.542cm" svg:x="14.717cm" svg:y="5.112cm" svg:viewBox="0 0 783 543" draw:points="783,543 0,91 0,0">
              <text:p/>
            </draw:polyline>
            <draw:polyline draw:style-name="gr15" draw:text-style-name="P8" draw:layer="layout" svg:width="0.769cm" svg:height="0.544cm" svg:x="14.731cm" svg:y="5.11cm" svg:viewBox="0 0 770 545" draw:points="770,545 770,454 0,0">
              <text:p/>
            </draw:polyline>
            <draw:polygon draw:style-name="gr16" draw:text-style-name="P9" draw:layer="layout" svg:width="0.091cm" svg:height="0.159cm" svg:x="15.007cm" svg:y="6.015cm" svg:viewBox="0 0 92 160" draw:points="0,107 0,0 92,53 92,160">
              <text:p/>
            </draw:polygon>
            <draw:line draw:style-name="gr17" draw:text-style-name="P8" draw:layer="layout" svg:x1="15.422cm" svg:y1="6.65cm" svg:x2="14.795cm" svg:y2="6.288cm">
              <text:p/>
            </draw:line>
          </draw:g>
        </draw:g>
        <draw:g xml:id="id4" draw:id="id4">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8" draw:text-style-name="P3" draw:layer="layout" svg:width="1.621cm" svg:height="0.949cm" svg:x="25.065cm" svg:y="6.204cm" svg:viewBox="0 0 1622 950" svg:d="M0 950c459 0 1178-300 1489-497 310-198 0-453-157-453z">
            <text:p/>
          </draw:path>
          <draw:g>
            <draw:polygon draw:style-name="gr19" draw:text-style-name="P4" draw:layer="layout" svg:width="0.94cm" svg:height="2.352cm" svg:x="24.124cm" svg:y="4.801cm" svg:viewBox="0 0 941 2353" draw:points="0,1810 0,0 941,543 941,2353">
              <text:p/>
            </draw:polygon>
            <draw:polygon draw:style-name="gr20" draw:text-style-name="P5" draw:layer="layout" svg:width="1.331cm" svg:height="2.578cm" svg:x="25.065cm" svg:y="4.575cm" svg:viewBox="0 0 1332 2579" draw:points="0,2579 0,769 1332,0 1332,1810">
              <text:p/>
            </draw:polygon>
            <draw:polygon draw:style-name="gr21" draw:text-style-name="P6" draw:layer="layout" svg:width="2.272cm" svg:height="1.311cm" svg:x="24.124cm" svg:y="4.032cm" svg:viewBox="0 0 2273 1312" draw:points="941,1312 0,769 1332,0 2273,543">
              <text:p/>
            </draw:polygon>
            <draw:polygon draw:style-name="gr22" draw:text-style-name="P7" draw:layer="layout" svg:width="2.272cm" svg:height="3.121cm" svg:x="24.124cm" svg:y="4.032cm" svg:viewBox="0 0 2273 3122" draw:points="0,2579 0,769 1332,0 2273,543 2273,2353 941,3122">
              <text:p/>
            </draw:polygon>
            <draw:line draw:style-name="gr23" draw:text-style-name="P8" draw:layer="layout" svg:x1="24.907cm" svg:y1="6.702cm" svg:x2="24.28cm" svg:y2="6.34cm">
              <text:p/>
            </draw:line>
            <draw:line draw:style-name="gr24" draw:text-style-name="P8" draw:layer="layout" svg:x1="24.907cm" svg:y1="6.883cm" svg:x2="24.28cm" svg:y2="6.521cm">
              <text:p/>
            </draw:line>
            <draw:line draw:style-name="gr25" draw:text-style-name="P8" draw:layer="layout" svg:x1="24.907cm" svg:y1="6.792cm" svg:x2="24.28cm" svg:y2="6.43cm">
              <text:p/>
            </draw:line>
            <draw:polyline draw:style-name="gr26" draw:text-style-name="P8" draw:layer="layout" svg:width="0.782cm" svg:height="0.542cm" svg:x="24.202cm" svg:y="5.073cm" svg:viewBox="0 0 783 543" draw:points="783,543 0,91 0,0">
              <text:p/>
            </draw:polyline>
            <draw:polyline draw:style-name="gr27" draw:text-style-name="P8" draw:layer="layout" svg:width="0.769cm" svg:height="0.544cm" svg:x="24.216cm" svg:y="5.071cm" svg:viewBox="0 0 770 545" draw:points="770,545 770,454 0,0">
              <text:p/>
            </draw:polyline>
            <draw:polygon draw:style-name="gr28" draw:text-style-name="P9" draw:layer="layout" svg:width="0.091cm" svg:height="0.159cm" svg:x="24.492cm" svg:y="5.976cm" svg:viewBox="0 0 92 160" draw:points="0,107 0,0 92,53 92,160">
              <text:p/>
            </draw:polygon>
            <draw:line draw:style-name="gr29" draw:text-style-name="P8" draw:layer="layout" svg:x1="24.907cm" svg:y1="6.611cm" svg:x2="24.28cm" svg:y2="6.249cm">
              <text:p/>
            </draw:line>
          </draw:g>
        </draw:g>
        <draw:custom-shape draw:style-name="gr30" draw:text-style-name="P11" xml:id="id7" draw:id="id7" draw:layer="layout" svg:width="3.532cm" svg:height="1.531cm" svg:x="9.123cm" svg:y="9.83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0"><text:span text:style-name="T1">Corporate </text:span></text:p>
          <text:p text:style-name="P10"><text:span text:style-name="T1">LA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1" draw:id="id1">
          <draw:custom-shape draw:style-name="gr31" draw:text-style-name="P12" draw:layer="layout" svg:width="0.5cm" svg:height="1.142cm" svg:x="17.752cm" svg:y="6.3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2" draw:text-style-name="P13" draw:layer="layout" svg:width="0.5cm" svg:height="0.362cm" svg:x="17.752cm" svg:y="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8" draw:id="id8">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33" draw:text-style-name="P3" draw:layer="layout" svg:width="1.298cm" svg:height="0.954cm" svg:x="21.911cm" svg:y="16.876cm" svg:viewBox="0 0 1299 955" svg:d="M1 955c107 0 1298-594 1298-775 0-180-167-180-275-180 0 77-1062 387-1023 955z">
              <text:p/>
            </draw:path>
            <draw:g>
              <draw:polygon draw:style-name="gr34" draw:text-style-name="P4" draw:layer="layout" svg:width="1.376cm" svg:height="1.418cm" svg:x="20.456cm" svg:y="16.36cm" svg:viewBox="0 0 1377 1419" draw:points="0,516 0,0 1377,903 1377,1419">
                <text:p/>
              </draw:polygon>
              <draw:polygon draw:style-name="gr35" draw:text-style-name="P5" draw:layer="layout" svg:width="1.179cm" svg:height="1.289cm" svg:x="21.833cm" svg:y="16.489cm" svg:viewBox="0 0 1180 1290" draw:points="0,1290 0,774 1180,0 1180,516">
                <text:p/>
              </draw:polygon>
              <draw:polygon draw:style-name="gr36" draw:text-style-name="P6" draw:layer="layout" svg:width="2.557cm" svg:height="1.676cm" svg:x="20.456cm" svg:y="15.586cm" svg:viewBox="0 0 2558 1677" draw:points="1377,1677 0,774 1180,0 2558,903">
                <text:p/>
              </draw:polygon>
              <draw:line draw:style-name="gr37" draw:text-style-name="P8" draw:layer="layout" svg:x1="20.927cm" svg:y1="16.773cm" svg:x2="20.927cm" svg:y2="17.083cm">
                <text:p/>
              </draw:line>
              <draw:line draw:style-name="gr38" draw:text-style-name="P8" draw:layer="layout" svg:x1="21.794cm" svg:y1="17.434cm" svg:x2="21.164cm" svg:y2="17.021cm">
                <text:p/>
              </draw:line>
              <draw:line draw:style-name="gr39" draw:text-style-name="P8" draw:layer="layout" svg:x1="21.16cm" svg:y1="16.928cm" svg:x2="21.16cm" svg:y2="17.031cm">
                <text:p/>
              </draw:line>
              <draw:line draw:style-name="gr40" draw:text-style-name="P8" draw:layer="layout" svg:x1="21.79cm" svg:y1="17.341cm" svg:x2="21.79cm" svg:y2="17.444cm">
                <text:p/>
              </draw:line>
              <draw:line draw:style-name="gr41" draw:text-style-name="P8" draw:layer="layout" svg:x1="21.79cm" svg:y1="17.341cm" svg:x2="21.16cm" svg:y2="16.928cm">
                <text:p/>
              </draw:line>
              <draw:polygon draw:style-name="gr42" draw:text-style-name="P9" draw:layer="layout" svg:width="0.078cm" svg:height="0.154cm" svg:x="21.006cm" svg:y="16.824cm" svg:viewBox="0 0 79 155" draw:points="0,103 0,0 79,52 79,155">
                <text:p/>
              </draw:polygon>
              <draw:line draw:style-name="gr43" draw:text-style-name="P8" draw:layer="layout" svg:x1="20.849cm" svg:y1="16.722cm" svg:x2="20.849cm" svg:y2="17.032cm">
                <text:p/>
              </draw:line>
              <draw:line draw:style-name="gr44" draw:text-style-name="P8" draw:layer="layout" svg:x1="20.77cm" svg:y1="16.67cm" svg:x2="20.77cm" svg:y2="16.98cm">
                <text:p/>
              </draw:line>
              <draw:line draw:style-name="gr45" draw:text-style-name="P8" draw:layer="layout" svg:x1="20.692cm" svg:y1="16.618cm" svg:x2="20.692cm" svg:y2="16.928cm">
                <text:p/>
              </draw:line>
              <draw:line draw:style-name="gr46" draw:text-style-name="P8" draw:layer="layout" svg:x1="20.613cm" svg:y1="16.566cm" svg:x2="20.613cm" svg:y2="16.876cm">
                <text:p/>
              </draw:line>
              <draw:line draw:style-name="gr47" draw:text-style-name="P8" draw:layer="layout" svg:x1="20.534cm" svg:y1="16.515cm" svg:x2="20.534cm" svg:y2="16.825cm">
                <text:p/>
              </draw:line>
              <draw:polygon draw:style-name="gr48" draw:text-style-name="P4" draw:layer="layout" svg:width="0.078cm" svg:height="0.567cm" svg:x="20.377cm" svg:y="16.308cm" svg:viewBox="0 0 79 568" draw:points="0,516 0,0 79,52 79,568">
                <text:p/>
              </draw:polygon>
              <draw:polygon draw:style-name="gr49" draw:text-style-name="P4" draw:layer="layout" svg:width="0.078cm" svg:height="0.567cm" svg:x="21.833cm" svg:y="17.263cm" svg:viewBox="0 0 79 568" draw:points="0,516 0,0 79,52 79,568">
                <text:p/>
              </draw:polygon>
              <draw:polygon draw:style-name="gr50" draw:text-style-name="P7" draw:layer="layout" svg:width="2.636cm" svg:height="2.243cm" svg:x="20.377cm" svg:y="15.586cm" svg:viewBox="0 0 2637 2244" draw:points="0,1238 0,722 79,774 1259,0 2637,903 2637,1419 1535,2141 1535,2244">
                <text:p/>
              </draw:polygon>
            </draw:g>
          </draw:g>
          <draw:g>
            <draw:path draw:style-name="gr51" draw:text-style-name="P14" draw:layer="layout" svg:width="0.345cm" svg:height="0.295cm" svg:x="22.195cm" svg:y="17.363cm" svg:viewBox="0 0 346 296" svg:d="M171 0c150 0 175 110 175 209-50 65-250 132-345 47-6-96 19-256 170-256z">
              <text:p/>
            </draw:path>
            <draw:path draw:style-name="gr52" draw:text-style-name="P15" draw:layer="layout" svg:width="0.074cm" svg:height="0.212cm" svg:x="22.366cm" svg:y="17.413cm" svg:viewBox="0 0 75 213" svg:d="M0 16c17-10 59-5 75-16 0 65 0 213 0 213 0-74-58-142-75-197z">
              <text:p/>
            </draw:path>
            <draw:path draw:style-name="gr53" draw:text-style-name="P16" draw:layer="layout" svg:width="0.113cm" svg:height="0.177cm" svg:x="22.334cm" svg:y="17.265cm" svg:viewBox="0 0 114 178" svg:d="M50 0c42 0 56 60 56 92 0 33 27 72-18 83-44 11-88-2-88-77 0-74 7-98 50-98z">
              <text:p/>
            </draw:path>
            <draw:path draw:style-name="gr54" draw:text-style-name="P17" draw:layer="layout" svg:width="0.174cm" svg:height="0.261cm" svg:x="22.341cm" svg:y="17.117cm" svg:viewBox="0 0 175 262" svg:d="M100 0c43 0 75 0 75 115 0 114-32 147-75 147-42 0-100-73-100-147s58-115 100-115z">
              <text:p/>
            </draw:path>
            <draw:path draw:style-name="gr55" draw:text-style-name="P18" draw:layer="layout" svg:width="0.212cm" svg:height="0.248cm" svg:x="22.299cm" svg:y="17.051cm" svg:viewBox="0 0 213 249" svg:d="M92 0c50 0 125 0 121 65-26 31-108 9-121 33-40 76 25 197-75 132-51-148 24-230 75-230z">
              <text:p/>
            </draw:path>
            <draw:path draw:style-name="gr56" draw:text-style-name="P19" draw:layer="layout" svg:width="0.295cm" svg:height="0.239cm" svg:x="22.516cm" svg:y="17.429cm" svg:viewBox="0 0 296 240" svg:d="M151 0c150 0 145 110 145 209-50 65-246 21-296-61 25-66 0-148 151-148z">
              <text:p/>
            </draw:path>
            <draw:path draw:style-name="gr57" draw:text-style-name="P15" draw:layer="layout" svg:width="0.074cm" svg:height="0.163cm" svg:x="22.591cm" svg:y="17.479cm" svg:viewBox="0 0 75 164" svg:d="M0 0c25 16 59 11 75 0-50 49-75 164-75 164 0-74 0-99 0-164z">
              <text:p/>
            </draw:path>
            <draw:path draw:style-name="gr58" draw:text-style-name="P16" draw:layer="layout" svg:width="0.103cm" svg:height="0.135cm" svg:x="22.591cm" svg:y="17.347cm" svg:viewBox="0 0 104 136" svg:d="M75 0c43 0 25 49 25 82s-50 66-75 50c-25-17-25-17-25-67 0-49 32-65 75-65z">
              <text:p/>
            </draw:path>
            <draw:path draw:style-name="gr59" draw:text-style-name="P20" draw:layer="layout" svg:width="0.15cm" svg:height="0.212cm" svg:x="22.541cm" svg:y="17.215cm" svg:viewBox="0 0 151 213" svg:d="M75 0c43 0 76 16 76 82s-33 131-76 131-75-57-75-131 32-82 75-82z">
              <text:p/>
            </draw:path>
            <draw:path draw:style-name="gr60" draw:text-style-name="P21" draw:layer="layout" svg:width="0.209cm" svg:height="0.299cm" svg:x="22.541cm" svg:y="17.133cm" svg:viewBox="0 0 210 300" svg:d="M135 0c-51 0-139 16-135 82 26 30 113 8 126 33 40 75-9 214 50 180 75-163 8-295-41-295z">
              <text:p/>
            </draw:path>
            <draw:path draw:style-name="gr61" draw:text-style-name="P22" draw:layer="layout" svg:width="0.612cm" svg:height="0.609cm" svg:x="22.199cm" svg:y="17.051cm" svg:viewBox="0 0 613 610" svg:d="M192 0c50 0 129 0 125 65-1 7-17 12-25 17 50 115 0 247-50 247 50 16 83 55 94 120 10-39 34-59 56-55v-24c-52-33-68-151-25-189 0 0-32-6-25-17-7-79 143-95 158-74 44 22 82 185 13 298 105-7 100 156 100 199-114 52-241 8-288-50-74 70-259 93-324 34-8-124 39-245 132-255 0-26 5-47 5-75-9-5-15-4-21-11-50-148 25-230 75-230z">
              <text:p/>
            </draw:path>
          </draw:g>
        </draw:g>
        <draw:g xml:id="id11" draw:id="id11">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olygon draw:style-name="gr62" draw:text-style-name="P23" draw:layer="layout" svg:width="0.053cm" svg:height="0.08cm" svg:x="8.792cm" svg:y="5.677cm" svg:viewBox="0 0 54 81" draw:points="54,48 44,0 0,32 11,81">
              <text:p/>
            </draw:polygon>
            <draw:polygon draw:style-name="gr63" draw:text-style-name="P24" draw:layer="layout" svg:width="0.119cm" svg:height="0.088cm" svg:x="8.715cm" svg:y="5.621cm" svg:viewBox="0 0 120 89" draw:points="120,56 98,32 65,8 44,0 0,32 22,40 54,65 76,89">
              <text:p/>
            </draw:polygon>
            <draw:path draw:style-name="gr64" draw:text-style-name="P25" draw:layer="layout" svg:width="0.097cm" svg:height="0.104cm" svg:x="8.705cm" svg:y="5.653cm" svg:viewBox="0 0 98 105" svg:d="M0 32c0-48 22-32 44-16 21 16 43 16 54 89 0 0-44-32-98-73z">
              <text:p/>
            </draw:path>
            <draw:path draw:style-name="gr65" draw:text-style-name="P7" draw:layer="layout" svg:width="0.141cm" svg:height="0.137cm" svg:x="8.705cm" svg:y="5.621cm" svg:viewBox="0 0 142 138" svg:d="M54 0c22 8 22 8 44 25 11 7 33 15 44 80-22 17-22 17-44 33-12-8-76-57-98-73 0-40 22-40 54-65z">
              <text:p/>
            </draw:path>
          </draw:g>
          <draw:g>
            <draw:path draw:style-name="gr66" draw:text-style-name="P3" draw:layer="layout" svg:width="0.125cm" svg:height="0.099cm" svg:x="8.36cm" svg:y="5.732cm" svg:viewBox="0 0 126 100" svg:d="M0 100c30 0 105-44 120-55s0-45-29-45c0 25-91 100-91 100z">
              <text:p/>
            </draw:path>
            <draw:g>
              <draw:polygon draw:style-name="gr67" draw:text-style-name="P23" draw:layer="layout" svg:width="0.108cm" svg:height="0.112cm" svg:x="8.342cm" svg:y="5.73cm" svg:viewBox="0 0 109 113" draw:points="109,32 109,0 0,81 0,113">
                <text:p/>
              </draw:polygon>
              <draw:polygon draw:style-name="gr68" draw:text-style-name="P23" draw:layer="layout" svg:width="0.108cm" svg:height="0.137cm" svg:x="8.254cm" svg:y="5.608cm" svg:viewBox="0 0 109 138" draw:points="109,56 109,0 0,81 0,138">
                <text:p/>
              </draw:polygon>
              <draw:polygon draw:style-name="gr69" draw:text-style-name="P24" draw:layer="layout" svg:width="0.196cm" svg:height="0.144cm" svg:x="8.254cm" svg:y="5.665cm" svg:viewBox="0 0 197 145" draw:points="197,65 109,0 0,81 87,145">
                <text:p/>
              </draw:polygon>
              <draw:polygon draw:style-name="gr70" draw:text-style-name="P25" draw:layer="layout" svg:width="0.108cm" svg:height="0.137cm" svg:x="8.233cm" svg:y="5.705cm" svg:viewBox="0 0 109 138" draw:points="109,138 109,105 22,40 22,0 0,16 0,56">
                <text:p/>
              </draw:polygon>
              <draw:polygon draw:style-name="gr71" draw:text-style-name="P23" draw:layer="layout" svg:width="0.348cm" svg:height="0.613cm" svg:x="8.222cm" svg:y="5.116cm" svg:viewBox="0 0 349 614" draw:points="349,356 349,0 0,259 0,614">
                <text:p/>
              </draw:polygon>
              <draw:polygon draw:style-name="gr72" draw:text-style-name="P26" draw:layer="layout" svg:width="0.326cm" svg:height="0.565cm" svg:x="8.233cm" svg:y="5.14cm" svg:viewBox="0 0 327 566" draw:points="327,323 327,0 0,242 0,566">
                <text:p/>
              </draw:polygon>
              <draw:polygon draw:style-name="gr73" draw:text-style-name="P24" draw:layer="layout" svg:width="0.37cm" svg:height="0.274cm" svg:x="8.2cm" svg:y="5.1cm" svg:viewBox="0 0 371 275" draw:points="22,275 371,16 349,0 0,259">
                <text:p/>
              </draw:polygon>
              <draw:polygon draw:style-name="gr74" draw:text-style-name="P25" draw:layer="layout" svg:width="0.021cm" svg:height="0.371cm" svg:x="8.2cm" svg:y="5.358cm" svg:viewBox="0 0 22 372" draw:points="22,372 22,16 0,0 0,356">
                <text:p/>
              </draw:polygon>
              <draw:polygon draw:style-name="gr75" draw:text-style-name="P7" draw:layer="layout" svg:width="0.37cm" svg:height="0.742cm" svg:x="8.2cm" svg:y="5.1cm" svg:viewBox="0 0 371 743" draw:points="349,0 0,259 0,614 22,630 33,622 33,663 142,743 251,663 251,630 164,566 164,525 371,372 371,16">
                <text:p/>
              </draw:polygon>
            </draw:g>
          </draw:g>
          <draw:g>
            <draw:path draw:style-name="gr76" draw:text-style-name="P3" draw:layer="layout" svg:width="0.092cm" svg:height="0.077cm" svg:x="8.663cm" svg:y="5.791cm" svg:viewBox="0 0 93 78" svg:d="M0 78c0 0 60-22 75-33 16-13 30-45 0-45 0 25-75 78-75 78z">
              <text:p/>
            </draw:path>
            <draw:g>
              <draw:polygon draw:style-name="gr77" draw:text-style-name="P24" draw:layer="layout" svg:width="0.468cm" svg:height="0.346cm" svg:x="8.269cm" svg:y="5.69cm" svg:viewBox="0 0 469 347" draw:points="120,347 469,89 349,0 0,259">
                <text:p/>
              </draw:polygon>
              <draw:polygon draw:style-name="gr78" draw:text-style-name="P25" draw:layer="layout" svg:width="0.119cm" svg:height="0.121cm" svg:x="8.269cm" svg:y="5.948cm" svg:viewBox="0 0 120 122" draw:points="120,122 120,89 0,0 0,32">
                <text:p/>
              </draw:polygon>
              <draw:polygon draw:style-name="gr79" draw:text-style-name="P23" draw:layer="layout" svg:width="0.348cm" svg:height="0.29cm" svg:x="8.389cm" svg:y="5.778cm" svg:viewBox="0 0 349 291" draw:points="349,32 349,0 0,259 0,291">
                <text:p/>
              </draw:polygon>
              <draw:polygon draw:style-name="gr80" draw:text-style-name="P7" draw:layer="layout" svg:width="0.468cm" svg:height="0.378cm" svg:x="8.269cm" svg:y="5.69cm" svg:viewBox="0 0 469 379" draw:points="349,0 0,259 0,291 120,379 469,122 469,89">
                <text:p/>
              </draw:polygon>
              <draw:g>
                <draw:polygon draw:style-name="gr81" draw:text-style-name="P27" draw:layer="layout" svg:width="0.152cm" svg:height="0.112cm" svg:x="8.558cm" svg:y="5.712cm" svg:viewBox="0 0 153 113" draw:points="153,65 65,0 0,48 87,113">
                  <text:p/>
                </draw:polygon>
                <draw:line draw:style-name="gr82" draw:text-style-name="P8" draw:layer="layout" svg:x1="8.688cm" svg:y1="5.793cm" svg:x2="8.601cm" svg:y2="5.728cm">
                  <text:p/>
                </draw:line>
                <draw:line draw:style-name="gr83" draw:text-style-name="P8" draw:layer="layout" svg:x1="8.666cm" svg:y1="5.808cm" svg:x2="8.579cm" svg:y2="5.743cm">
                  <text:p/>
                </draw:line>
                <draw:line draw:style-name="gr84" draw:text-style-name="P8" draw:layer="layout" svg:x1="8.644cm" svg:y1="5.728cm" svg:x2="8.579cm" svg:y2="5.776cm">
                  <text:p/>
                </draw:line>
                <draw:line draw:style-name="gr85" draw:text-style-name="P8" draw:layer="layout" svg:x1="8.666cm" svg:y1="5.743cm" svg:x2="8.601cm" svg:y2="5.791cm">
                  <text:p/>
                </draw:line>
                <draw:line draw:style-name="gr86" draw:text-style-name="P8" draw:layer="layout" svg:x1="8.689cm" svg:y1="5.76cm" svg:x2="8.645cm" svg:y2="5.792cm">
                  <text:p/>
                </draw:line>
              </draw:g>
              <draw:g>
                <draw:polygon draw:style-name="gr87" draw:text-style-name="P27" draw:layer="layout" svg:width="0.315cm" svg:height="0.233cm" svg:x="8.302cm" svg:y="5.78cm" svg:viewBox="0 0 316 234" draw:points="316,65 229,0 0,169 87,234">
                  <text:p/>
                </draw:polygon>
                <draw:line draw:style-name="gr88" draw:text-style-name="P8" draw:layer="layout" svg:x1="8.596cm" svg:y1="5.827cm" svg:x2="8.367cm" svg:y2="5.996cm">
                  <text:p/>
                </draw:line>
                <draw:line draw:style-name="gr89" draw:text-style-name="P8" draw:layer="layout" svg:x1="8.574cm" svg:y1="5.812cm" svg:x2="8.345cm" svg:y2="5.981cm">
                  <text:p/>
                </draw:line>
                <draw:line draw:style-name="gr90" draw:text-style-name="P8" draw:layer="layout" svg:x1="8.552cm" svg:y1="5.796cm" svg:x2="8.323cm" svg:y2="5.965cm">
                  <text:p/>
                </draw:line>
                <draw:line draw:style-name="gr91" draw:text-style-name="P8" draw:layer="layout" svg:x1="8.345cm" svg:y1="5.949cm" svg:x2="8.323cm" svg:y2="5.933cm">
                  <text:p/>
                </draw:line>
                <draw:line draw:style-name="gr92" draw:text-style-name="P8" draw:layer="layout" svg:x1="8.367cm" svg:y1="5.933cm" svg:x2="8.345cm" svg:y2="5.917cm">
                  <text:p/>
                </draw:line>
                <draw:line draw:style-name="gr93" draw:text-style-name="P8" draw:layer="layout" svg:x1="8.389cm" svg:y1="5.916cm" svg:x2="8.367cm" svg:y2="5.9cm">
                  <text:p/>
                </draw:line>
                <draw:line draw:style-name="gr94" draw:text-style-name="P8" draw:layer="layout" svg:x1="8.378cm" svg:y1="5.957cm" svg:x2="8.356cm" svg:y2="5.941cm">
                  <text:p/>
                </draw:line>
                <draw:line draw:style-name="gr95" draw:text-style-name="P8" draw:layer="layout" svg:x1="8.4cm" svg:y1="5.941cm" svg:x2="8.378cm" svg:y2="5.925cm">
                  <text:p/>
                </draw:line>
                <draw:line draw:style-name="gr96" draw:text-style-name="P8" draw:layer="layout" svg:x1="8.422cm" svg:y1="5.925cm" svg:x2="8.4cm" svg:y2="5.909cm">
                  <text:p/>
                </draw:line>
                <draw:line draw:style-name="gr97" draw:text-style-name="P8" draw:layer="layout" svg:x1="8.411cm" svg:y1="5.9cm" svg:x2="8.389cm" svg:y2="5.884cm">
                  <text:p/>
                </draw:line>
                <draw:line draw:style-name="gr98" draw:text-style-name="P8" draw:layer="layout" svg:x1="8.444cm" svg:y1="5.908cm" svg:x2="8.422cm" svg:y2="5.892cm">
                  <text:p/>
                </draw:line>
                <draw:line draw:style-name="gr99" draw:text-style-name="P8" draw:layer="layout" svg:x1="8.433cm" svg:y1="5.884cm" svg:x2="8.411cm" svg:y2="5.868cm">
                  <text:p/>
                </draw:line>
                <draw:line draw:style-name="gr100" draw:text-style-name="P8" draw:layer="layout" svg:x1="8.455cm" svg:y1="5.868cm" svg:x2="8.433cm" svg:y2="5.852cm">
                  <text:p/>
                </draw:line>
                <draw:line draw:style-name="gr101" draw:text-style-name="P8" draw:layer="layout" svg:x1="8.476cm" svg:y1="5.852cm" svg:x2="8.454cm" svg:y2="5.836cm">
                  <text:p/>
                </draw:line>
                <draw:line draw:style-name="gr102" draw:text-style-name="P8" draw:layer="layout" svg:x1="8.466cm" svg:y1="5.893cm" svg:x2="8.444cm" svg:y2="5.877cm">
                  <text:p/>
                </draw:line>
                <draw:line draw:style-name="gr103" draw:text-style-name="P8" draw:layer="layout" svg:x1="8.487cm" svg:y1="5.876cm" svg:x2="8.465cm" svg:y2="5.86cm">
                  <text:p/>
                </draw:line>
                <draw:line draw:style-name="gr104" draw:text-style-name="P8" draw:layer="layout" svg:x1="8.509cm" svg:y1="5.86cm" svg:x2="8.487cm" svg:y2="5.844cm">
                  <text:p/>
                </draw:line>
                <draw:line draw:style-name="gr105" draw:text-style-name="P8" draw:layer="layout" svg:x1="8.498cm" svg:y1="5.836cm" svg:x2="8.476cm" svg:y2="5.82cm">
                  <text:p/>
                </draw:line>
                <draw:line draw:style-name="gr106" draw:text-style-name="P8" draw:layer="layout" svg:x1="8.531cm" svg:y1="5.843cm" svg:x2="8.509cm" svg:y2="5.827cm">
                  <text:p/>
                </draw:line>
                <draw:line draw:style-name="gr107" draw:text-style-name="P8" draw:layer="layout" svg:x1="8.52cm" svg:y1="5.82cm" svg:x2="8.498cm" svg:y2="5.804cm">
                  <text:p/>
                </draw:line>
                <draw:line draw:style-name="gr108" draw:text-style-name="P8" draw:layer="layout" svg:x1="8.542cm" svg:y1="5.803cm" svg:x2="8.52cm" svg:y2="5.787cm">
                  <text:p/>
                </draw:line>
                <draw:line draw:style-name="gr109" draw:text-style-name="P8" draw:layer="layout" svg:x1="8.553cm" svg:y1="5.828cm" svg:x2="8.531cm" svg:y2="5.812cm">
                  <text:p/>
                </draw:line>
                <draw:line draw:style-name="gr110" draw:text-style-name="P8" draw:layer="layout" svg:x1="8.411cm" svg:y1="5.965cm" svg:x2="8.389cm" svg:y2="5.949cm">
                  <text:p/>
                </draw:line>
                <draw:line draw:style-name="gr111" draw:text-style-name="P8" draw:layer="layout" svg:x1="8.433cm" svg:y1="5.949cm" svg:x2="8.411cm" svg:y2="5.933cm">
                  <text:p/>
                </draw:line>
                <draw:line draw:style-name="gr112" draw:text-style-name="P8" draw:layer="layout" svg:x1="8.455cm" svg:y1="5.933cm" svg:x2="8.433cm" svg:y2="5.917cm">
                  <text:p/>
                </draw:line>
                <draw:line draw:style-name="gr113" draw:text-style-name="P8" draw:layer="layout" svg:x1="8.466cm" svg:y1="5.957cm" svg:x2="8.444cm" svg:y2="5.941cm">
                  <text:p/>
                </draw:line>
                <draw:line draw:style-name="gr114" draw:text-style-name="P8" draw:layer="layout" svg:x1="8.487cm" svg:y1="5.941cm" svg:x2="8.465cm" svg:y2="5.925cm">
                  <text:p/>
                </draw:line>
                <draw:line draw:style-name="gr115" draw:text-style-name="P8" draw:layer="layout" svg:x1="8.476cm" svg:y1="5.916cm" svg:x2="8.454cm" svg:y2="5.9cm">
                  <text:p/>
                </draw:line>
                <draw:line draw:style-name="gr116" draw:text-style-name="P8" draw:layer="layout" svg:x1="8.498cm" svg:y1="5.9cm" svg:x2="8.476cm" svg:y2="5.884cm">
                  <text:p/>
                </draw:line>
                <draw:line draw:style-name="gr117" draw:text-style-name="P8" draw:layer="layout" svg:x1="8.52cm" svg:y1="5.884cm" svg:x2="8.498cm" svg:y2="5.868cm">
                  <text:p/>
                </draw:line>
                <draw:line draw:style-name="gr118" draw:text-style-name="P8" draw:layer="layout" svg:x1="8.542cm" svg:y1="5.868cm" svg:x2="8.52cm" svg:y2="5.852cm">
                  <text:p/>
                </draw:line>
                <draw:line draw:style-name="gr119" draw:text-style-name="P8" draw:layer="layout" svg:x1="8.574cm" svg:y1="5.876cm" svg:x2="8.552cm" svg:y2="5.86cm">
                  <text:p/>
                </draw:line>
                <draw:line draw:style-name="gr120" draw:text-style-name="P8" draw:layer="layout" svg:x1="8.563cm" svg:y1="5.852cm" svg:x2="8.541cm" svg:y2="5.836cm">
                  <text:p/>
                </draw:line>
                <draw:line draw:style-name="gr121" draw:text-style-name="P8" draw:layer="layout" svg:x1="8.596cm" svg:y1="5.86cm" svg:x2="8.574cm" svg:y2="5.844cm">
                  <text:p/>
                </draw:line>
                <draw:line draw:style-name="gr122" draw:text-style-name="P8" draw:layer="layout" svg:x1="8.422cm" svg:y1="5.99cm" svg:x2="8.4cm" svg:y2="5.974cm">
                  <text:p/>
                </draw:line>
                <draw:line draw:style-name="gr123" draw:text-style-name="P8" draw:layer="layout" svg:x1="8.444cm" svg:y1="5.973cm" svg:x2="8.422cm" svg:y2="5.957cm">
                  <text:p/>
                </draw:line>
              </draw:g>
            </draw:g>
          </draw:g>
        </draw:g>
        <draw:connector draw:style-name="gr124" draw:text-style-name="P28" draw:layer="layout" svg:x1="-5.553cm" svg:y1="16.598cm" svg:x2="-6.122cm" svg:y2="20.136cm" svg:d="M-5553 16598v1769h-569v1769" svg:viewBox="0 0 570 3539">
          <text:p/>
        </draw:connector>
        <draw:g xml:id="id3" draw:id="id3">
          <draw:custom-shape draw:style-name="gr125" draw:text-style-name="P12" draw:layer="layout" svg:width="0.5cm" svg:height="1.143cm" svg:x="22.952cm" svg:y="6.407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6" draw:text-style-name="P13" draw:layer="layout" svg:width="0.5cm" svg:height="0.362cm" svg:x="22.952cm" svg:y="6.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127" draw:text-style-name="P29" draw:layer="layout" draw:type="line" svg:x1="18.002cm" svg:y1="6.35cm" svg:x2="17.202cm" svg:y2="5.632cm" draw:start-shape="id1" draw:start-glue-point="0" draw:end-shape="id2" draw:end-glue-point="1" svg:d="M18002 6350l-800-718" svg:viewBox="0 0 801 719">
          <text:p/>
        </draw:connector>
        <draw:connector draw:style-name="gr128" draw:text-style-name="P29" draw:layer="layout" draw:type="line" svg:x1="23.202cm" svg:y1="6.407cm" svg:x2="24.124cm" svg:y2="5.593cm" draw:start-shape="id3" draw:start-glue-point="0" draw:end-shape="id4" draw:end-glue-point="3" svg:d="M23202 6407l922-814" svg:viewBox="0 0 923 815">
          <text:p/>
        </draw:connector>
        <draw:connector draw:style-name="gr129" draw:text-style-name="P28" draw:layer="layout" svg:x1="4.946cm" svg:y1="12.297cm" svg:x2="5.904cm" svg:y2="11.095cm" draw:start-shape="id5" draw:start-glue-point="7" draw:end-shape="id6" draw:end-glue-point="9" svg:d="M4946 12297h958v-1202" svg:viewBox="0 0 959 1203">
          <text:p/>
        </draw:connector>
        <draw:g xml:id="id9" draw:id="id9">
          <draw:path draw:style-name="gr130" draw:text-style-name="P3" draw:layer="layout" svg:width="0.704cm" svg:height="0.633cm" svg:x="8.295cm" svg:y="11.05cm" svg:viewBox="0 0 705 634" svg:d="M0 634c307 0 705-181 705-362s-11-272-235-272c0 194-470 374-470 634z">
            <text:p/>
          </draw:path>
          <draw:path draw:style-name="gr131" draw:text-style-name="P30" draw:layer="layout" svg:width="1.723cm" svg:height="1.086cm" svg:x="7.041cm" svg:y="10.643cm" svg:viewBox="0 0 1724 1087" svg:d="M1724 0c0 0 0 725-1 543 2 317-371 544-860 544s-862-227-863-544c1 1 0-226 0-543 0 317 392 543 862 543 471 0 862-226 862-543z">
            <text:p/>
          </draw:path>
          <draw:path draw:style-name="gr132" draw:text-style-name="P31" draw:layer="layout" svg:width="1.722cm" svg:height="1.084cm" svg:x="7.041cm" svg:y="10.1cm" svg:viewBox="0 0 1723 1085" svg:d="M862 0c488 0 861 235 861 542 0 308-373 543-861 543-489 0-862-235-862-543 0-307 373-542 862-542z">
            <text:p/>
          </draw:path>
          <draw:polygon draw:style-name="gr133" draw:text-style-name="P15" draw:layer="layout" svg:width="0.47cm" svg:height="0.271cm" svg:x="7.981cm" svg:y="10.688cm" svg:viewBox="0 0 471 272" draw:points="235,0 157,45 471,226 392,272 78,91 0,136 0,0">
            <text:p/>
          </draw:polygon>
          <draw:polygon draw:style-name="gr134" draw:text-style-name="P15" draw:layer="layout" svg:width="0.469cm" svg:height="0.271cm" svg:x="7.354cm" svg:y="10.326cm" svg:viewBox="0 0 470 272" draw:points="392,181 470,136 470,272 235,272 313,226 0,45 78,0">
            <text:p/>
          </draw:polygon>
          <draw:polygon draw:style-name="gr135" draw:text-style-name="P15" draw:layer="layout" svg:width="0.47cm" svg:height="0.271cm" svg:x="7.354cm" svg:y="10.688cm" svg:viewBox="0 0 471 272" draw:points="78,181 392,0 471,45 156,226 235,272 0,272 0,136">
            <text:p/>
          </draw:polygon>
          <draw:polygon draw:style-name="gr136" draw:text-style-name="P15" draw:layer="layout" svg:width="0.469cm" svg:height="0.271cm" svg:x="7.981cm" svg:y="10.326cm" svg:viewBox="0 0 470 272" draw:points="313,45 235,0 470,0 470,136 392,91 78,272 0,226">
            <text:p/>
          </draw:polygon>
          <draw:path draw:style-name="gr137" draw:text-style-name="P31" draw:layer="layout" svg:width="1.722cm" svg:height="0.542cm" svg:x="7.041cm" svg:y="10.824cm" svg:viewBox="0 0 1723 543" svg:d="M1723 0c0 308-373 543-861 543-489 0-862-235-862-543">
            <text:p/>
          </draw:path>
          <draw:line draw:style-name="gr138" draw:text-style-name="P32" draw:layer="layout" svg:x1="7.119cm" svg:y1="10.869cm" svg:x2="7.119cm" svg:y2="11.05cm">
            <text:p/>
          </draw:line>
          <draw:line draw:style-name="gr139" draw:text-style-name="P32" draw:layer="layout" svg:x1="7.276cm" svg:y1="11.005cm" svg:x2="7.276cm" svg:y2="11.186cm">
            <text:p/>
          </draw:line>
          <draw:line draw:style-name="gr140" draw:text-style-name="P32" draw:layer="layout" svg:x1="7.511cm" svg:y1="11.14cm" svg:x2="7.511cm" svg:y2="11.321cm">
            <text:p/>
          </draw:line>
          <draw:line draw:style-name="gr141" draw:text-style-name="P32" draw:layer="layout" svg:x1="7.746cm" svg:y1="11.186cm" svg:x2="7.746cm" svg:y2="11.367cm">
            <text:p/>
          </draw:line>
          <draw:line draw:style-name="gr142" draw:text-style-name="P32" draw:layer="layout" svg:x1="8.06cm" svg:y1="11.186cm" svg:x2="8.06cm" svg:y2="11.367cm">
            <text:p/>
          </draw:line>
          <draw:line draw:style-name="gr143" draw:text-style-name="P32" draw:layer="layout" svg:x1="8.295cm" svg:y1="11.14cm" svg:x2="8.295cm" svg:y2="11.321cm">
            <text:p/>
          </draw:line>
          <draw:line draw:style-name="gr144" draw:text-style-name="P32" draw:layer="layout" svg:x1="8.53cm" svg:y1="11.005cm" svg:x2="8.53cm" svg:y2="11.186cm">
            <text:p/>
          </draw:line>
          <draw:line draw:style-name="gr145" draw:text-style-name="P32" draw:layer="layout" svg:x1="8.687cm" svg:y1="10.869cm" svg:x2="8.687cm" svg:y2="11.05cm">
            <text:p/>
          </draw:line>
          <draw:line draw:style-name="gr146" draw:text-style-name="P32" draw:layer="layout" svg:x1="7.903cm" svg:y1="11.367cm" svg:x2="7.903cm" svg:y2="11.548cm">
            <text:p/>
          </draw:line>
          <draw:line draw:style-name="gr147" draw:text-style-name="P32" draw:layer="layout" svg:x1="8.217cm" svg:y1="11.321cm" svg:x2="8.217cm" svg:y2="11.502cm">
            <text:p/>
          </draw:line>
          <draw:line draw:style-name="gr148" draw:text-style-name="P32" draw:layer="layout" svg:x1="8.451cm" svg:y1="11.231cm" svg:x2="8.451cm" svg:y2="11.412cm">
            <text:p/>
          </draw:line>
          <draw:line draw:style-name="gr149" draw:text-style-name="P32" draw:layer="layout" svg:x1="8.608cm" svg:y1="11.14cm" svg:x2="8.608cm" svg:y2="11.321cm">
            <text:p/>
          </draw:line>
          <draw:line draw:style-name="gr150" draw:text-style-name="P32" draw:layer="layout" svg:x1="7.59cm" svg:y1="11.321cm" svg:x2="7.59cm" svg:y2="11.502cm">
            <text:p/>
          </draw:line>
          <draw:line draw:style-name="gr151" draw:text-style-name="P32" draw:layer="layout" svg:x1="7.354cm" svg:y1="11.231cm" svg:x2="7.354cm" svg:y2="11.412cm">
            <text:p/>
          </draw:line>
          <draw:line draw:style-name="gr152" draw:text-style-name="P32" draw:layer="layout" svg:x1="7.197cm" svg:y1="11.14cm" svg:x2="7.197cm" svg:y2="11.321cm">
            <text:p/>
          </draw:line>
          <draw:path draw:style-name="gr153" draw:text-style-name="P31" draw:layer="layout" svg:width="1.722cm" svg:height="0.542cm" svg:x="7.041cm" svg:y="11.005cm" svg:viewBox="0 0 1723 543" svg:d="M1723 0c0 308-373 543-861 543-489 0-862-235-862-543">
            <text:p/>
          </draw:path>
          <draw:line draw:style-name="gr154" draw:text-style-name="P32" draw:layer="layout" svg:x1="7.119cm" svg:y1="11.231cm" svg:x2="7.119cm" svg:y2="11.412cm">
            <text:p/>
          </draw:line>
          <draw:line draw:style-name="gr155" draw:text-style-name="P32" draw:layer="layout" svg:x1="7.276cm" svg:y1="11.367cm" svg:x2="7.276cm" svg:y2="11.548cm">
            <text:p/>
          </draw:line>
          <draw:line draw:style-name="gr156" draw:text-style-name="P32" draw:layer="layout" svg:x1="7.511cm" svg:y1="11.502cm" svg:x2="7.511cm" svg:y2="11.683cm">
            <text:p/>
          </draw:line>
          <draw:line draw:style-name="gr157" draw:text-style-name="P32" draw:layer="layout" svg:x1="7.746cm" svg:y1="11.548cm" svg:x2="7.746cm" svg:y2="11.729cm">
            <text:p/>
          </draw:line>
          <draw:line draw:style-name="gr158" draw:text-style-name="P32" draw:layer="layout" svg:x1="8.06cm" svg:y1="11.548cm" svg:x2="8.06cm" svg:y2="11.729cm">
            <text:p/>
          </draw:line>
          <draw:line draw:style-name="gr159" draw:text-style-name="P32" draw:layer="layout" svg:x1="8.295cm" svg:y1="11.502cm" svg:x2="8.295cm" svg:y2="11.683cm">
            <text:p/>
          </draw:line>
          <draw:line draw:style-name="gr160" draw:text-style-name="P32" draw:layer="layout" svg:x1="8.53cm" svg:y1="11.367cm" svg:x2="8.53cm" svg:y2="11.548cm">
            <text:p/>
          </draw:line>
          <draw:line draw:style-name="gr161" draw:text-style-name="P32" draw:layer="layout" svg:x1="8.687cm" svg:y1="11.231cm" svg:x2="8.687cm" svg:y2="11.412cm">
            <text:p/>
          </draw:line>
          <draw:path draw:style-name="gr162" draw:text-style-name="P22" draw:layer="layout" svg:width="1.724cm" svg:height="1.628cm" svg:x="7.041cm" svg:y="10.1cm" svg:viewBox="0 0 1725 1629" svg:d="M862 0c488 0 863 235 863 543l-1 543c0 317-392 543-862 543s-862-226-862-543c0 0 1-543 0-544 0-307 373-542 862-542z">
            <text:p/>
          </draw:path>
        </draw:g>
        <draw:custom-shape draw:style-name="gr163" draw:text-style-name="P11" xml:id="id6" draw:id="id6" draw:layer="layout" svg:width="3.533cm" svg:height="1.532cm" svg:x="3.167cm" svg:y="9.768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0"><text:span text:style-name="T1">Backend</text:span></text:p>
          <text:p text:style-name="P10"><text:span text:style-name="T1">Protected 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64" draw:text-style-name="P28" draw:layer="layout" svg:x1="11.242cm" svg:y1="11.318cm" svg:x2="20.377cm" svg:y2="16.708cm" draw:start-shape="id7" draw:start-glue-point="5" draw:end-shape="id8" draw:end-glue-point="3" svg:d="M11242 11318v5390h9135" svg:viewBox="0 0 9136 5391">
          <text:p/>
        </draw:connector>
        <draw:connector draw:style-name="gr164" draw:text-style-name="P28" draw:layer="layout" svg:x1="7.041cm" svg:y1="10.915cm" svg:x2="6.611cm" svg:y2="10.687cm" draw:start-shape="id9" draw:start-glue-point="3" draw:end-shape="id6" draw:end-glue-point="14" svg:d="M7041 10915h-170v-228h-260" svg:viewBox="0 0 431 229">
          <text:p/>
        </draw:connector>
        <draw:g xml:id="id10" draw:id="id10">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olygon draw:style-name="gr165" draw:text-style-name="P23" draw:layer="layout" svg:width="0.053cm" svg:height="0.08cm" svg:x="9.093cm" svg:y="16.377cm" svg:viewBox="0 0 54 81" draw:points="54,48 44,0 0,32 11,81">
              <text:p/>
            </draw:polygon>
            <draw:polygon draw:style-name="gr166" draw:text-style-name="P24" draw:layer="layout" svg:width="0.119cm" svg:height="0.088cm" svg:x="9.016cm" svg:y="16.321cm" svg:viewBox="0 0 120 89" draw:points="120,56 98,32 65,8 44,0 0,32 22,40 54,65 76,89">
              <text:p/>
            </draw:polygon>
            <draw:path draw:style-name="gr167" draw:text-style-name="P25" draw:layer="layout" svg:width="0.097cm" svg:height="0.104cm" svg:x="9.005cm" svg:y="16.353cm" svg:viewBox="0 0 98 105" svg:d="M0 32c0-48 22-32 44-16 21 16 43 16 54 89 0 0-44-32-98-73z">
              <text:p/>
            </draw:path>
            <draw:path draw:style-name="gr168" draw:text-style-name="P7" draw:layer="layout" svg:width="0.141cm" svg:height="0.137cm" svg:x="9.005cm" svg:y="16.321cm" svg:viewBox="0 0 142 138" svg:d="M54 0c22 8 22 8 44 25 11 7 33 15 44 80-22 17-22 17-44 33-12-8-76-57-98-73 0-40 22-40 54-65z">
              <text:p/>
            </draw:path>
          </draw:g>
          <draw:g>
            <draw:path draw:style-name="gr169" draw:text-style-name="P3" draw:layer="layout" svg:width="0.125cm" svg:height="0.099cm" svg:x="8.661cm" svg:y="16.432cm" svg:viewBox="0 0 126 100" svg:d="M0 100c30 0 105-44 120-55s0-45-29-45c0 25-91 100-91 100z">
              <text:p/>
            </draw:path>
            <draw:g>
              <draw:polygon draw:style-name="gr170" draw:text-style-name="P23" draw:layer="layout" svg:width="0.108cm" svg:height="0.112cm" svg:x="8.642cm" svg:y="16.43cm" svg:viewBox="0 0 109 113" draw:points="109,32 109,0 0,81 0,113">
                <text:p/>
              </draw:polygon>
              <draw:polygon draw:style-name="gr171" draw:text-style-name="P23" draw:layer="layout" svg:width="0.108cm" svg:height="0.137cm" svg:x="8.555cm" svg:y="16.308cm" svg:viewBox="0 0 109 138" draw:points="109,56 109,0 0,81 0,138">
                <text:p/>
              </draw:polygon>
              <draw:polygon draw:style-name="gr172" draw:text-style-name="P24" draw:layer="layout" svg:width="0.196cm" svg:height="0.144cm" svg:x="8.555cm" svg:y="16.365cm" svg:viewBox="0 0 197 145" draw:points="197,65 109,0 0,81 87,145">
                <text:p/>
              </draw:polygon>
              <draw:polygon draw:style-name="gr173" draw:text-style-name="P25" draw:layer="layout" svg:width="0.108cm" svg:height="0.137cm" svg:x="8.533cm" svg:y="16.405cm" svg:viewBox="0 0 109 138" draw:points="109,138 109,105 22,40 22,0 0,16 0,56">
                <text:p/>
              </draw:polygon>
              <draw:polygon draw:style-name="gr174" draw:text-style-name="P23" draw:layer="layout" svg:width="0.348cm" svg:height="0.613cm" svg:x="8.522cm" svg:y="15.816cm" svg:viewBox="0 0 349 614" draw:points="349,356 349,0 0,259 0,614">
                <text:p/>
              </draw:polygon>
              <draw:polygon draw:style-name="gr175" draw:text-style-name="P26" draw:layer="layout" svg:width="0.326cm" svg:height="0.565cm" svg:x="8.533cm" svg:y="15.84cm" svg:viewBox="0 0 327 566" draw:points="327,323 327,0 0,242 0,566">
                <text:p/>
              </draw:polygon>
              <draw:polygon draw:style-name="gr176" draw:text-style-name="P24" draw:layer="layout" svg:width="0.37cm" svg:height="0.274cm" svg:x="8.5cm" svg:y="15.8cm" svg:viewBox="0 0 371 275" draw:points="22,275 371,16 349,0 0,259">
                <text:p/>
              </draw:polygon>
              <draw:polygon draw:style-name="gr177" draw:text-style-name="P25" draw:layer="layout" svg:width="0.021cm" svg:height="0.371cm" svg:x="8.5cm" svg:y="16.058cm" svg:viewBox="0 0 22 372" draw:points="22,372 22,16 0,0 0,356">
                <text:p/>
              </draw:polygon>
              <draw:polygon draw:style-name="gr178" draw:text-style-name="P7" draw:layer="layout" svg:width="0.37cm" svg:height="0.742cm" svg:x="8.5cm" svg:y="15.8cm" svg:viewBox="0 0 371 743" draw:points="349,0 0,259 0,614 22,630 33,622 33,663 142,743 251,663 251,630 164,566 164,525 371,372 371,16">
                <text:p/>
              </draw:polygon>
            </draw:g>
          </draw:g>
          <draw:g>
            <draw:path draw:style-name="gr179" draw:text-style-name="P3" draw:layer="layout" svg:width="0.092cm" svg:height="0.077cm" svg:x="8.963cm" svg:y="16.491cm" svg:viewBox="0 0 93 78" svg:d="M0 78c0 0 60-22 75-33 16-13 30-45 0-45 0 25-75 78-75 78z">
              <text:p/>
            </draw:path>
            <draw:g>
              <draw:polygon draw:style-name="gr180" draw:text-style-name="P24" draw:layer="layout" svg:width="0.468cm" svg:height="0.346cm" svg:x="8.569cm" svg:y="16.39cm" svg:viewBox="0 0 469 347" draw:points="120,347 469,89 349,0 0,259">
                <text:p/>
              </draw:polygon>
              <draw:polygon draw:style-name="gr181" draw:text-style-name="P25" draw:layer="layout" svg:width="0.119cm" svg:height="0.121cm" svg:x="8.569cm" svg:y="16.648cm" svg:viewBox="0 0 120 122" draw:points="120,122 120,89 0,0 0,32">
                <text:p/>
              </draw:polygon>
              <draw:polygon draw:style-name="gr182" draw:text-style-name="P23" draw:layer="layout" svg:width="0.348cm" svg:height="0.29cm" svg:x="8.689cm" svg:y="16.478cm" svg:viewBox="0 0 349 291" draw:points="349,32 349,0 0,259 0,291">
                <text:p/>
              </draw:polygon>
              <draw:polygon draw:style-name="gr183" draw:text-style-name="P7" draw:layer="layout" svg:width="0.468cm" svg:height="0.378cm" svg:x="8.569cm" svg:y="16.39cm" svg:viewBox="0 0 469 379" draw:points="349,0 0,259 0,291 120,379 469,122 469,89">
                <text:p/>
              </draw:polygon>
              <draw:g>
                <draw:polygon draw:style-name="gr184" draw:text-style-name="P27" draw:layer="layout" svg:width="0.152cm" svg:height="0.112cm" svg:x="8.858cm" svg:y="16.412cm" svg:viewBox="0 0 153 113" draw:points="153,65 65,0 0,48 87,113">
                  <text:p/>
                </draw:polygon>
                <draw:line draw:style-name="gr185" draw:text-style-name="P8" draw:layer="layout" svg:x1="8.988cm" svg:y1="16.493cm" svg:x2="8.901cm" svg:y2="16.428cm">
                  <text:p/>
                </draw:line>
                <draw:line draw:style-name="gr186" draw:text-style-name="P8" draw:layer="layout" svg:x1="8.966cm" svg:y1="16.508cm" svg:x2="8.879cm" svg:y2="16.443cm">
                  <text:p/>
                </draw:line>
                <draw:line draw:style-name="gr187" draw:text-style-name="P8" draw:layer="layout" svg:x1="8.944cm" svg:y1="16.428cm" svg:x2="8.879cm" svg:y2="16.476cm">
                  <text:p/>
                </draw:line>
                <draw:line draw:style-name="gr188" draw:text-style-name="P8" draw:layer="layout" svg:x1="8.966cm" svg:y1="16.443cm" svg:x2="8.901cm" svg:y2="16.491cm">
                  <text:p/>
                </draw:line>
                <draw:line draw:style-name="gr189" draw:text-style-name="P8" draw:layer="layout" svg:x1="8.989cm" svg:y1="16.46cm" svg:x2="8.945cm" svg:y2="16.492cm">
                  <text:p/>
                </draw:line>
              </draw:g>
              <draw:g>
                <draw:polygon draw:style-name="gr190" draw:text-style-name="P27" draw:layer="layout" svg:width="0.315cm" svg:height="0.233cm" svg:x="8.602cm" svg:y="16.48cm" svg:viewBox="0 0 316 234" draw:points="316,65 229,0 0,169 87,234">
                  <text:p/>
                </draw:polygon>
                <draw:line draw:style-name="gr191" draw:text-style-name="P8" draw:layer="layout" svg:x1="8.896cm" svg:y1="16.528cm" svg:x2="8.667cm" svg:y2="16.697cm">
                  <text:p/>
                </draw:line>
                <draw:line draw:style-name="gr192" draw:text-style-name="P8" draw:layer="layout" svg:x1="8.875cm" svg:y1="16.512cm" svg:x2="8.646cm" svg:y2="16.681cm">
                  <text:p/>
                </draw:line>
                <draw:line draw:style-name="gr193" draw:text-style-name="P8" draw:layer="layout" svg:x1="8.853cm" svg:y1="16.496cm" svg:x2="8.624cm" svg:y2="16.665cm">
                  <text:p/>
                </draw:line>
                <draw:line draw:style-name="gr194" draw:text-style-name="P8" draw:layer="layout" svg:x1="8.646cm" svg:y1="16.649cm" svg:x2="8.624cm" svg:y2="16.633cm">
                  <text:p/>
                </draw:line>
                <draw:line draw:style-name="gr195" draw:text-style-name="P8" draw:layer="layout" svg:x1="8.668cm" svg:y1="16.633cm" svg:x2="8.646cm" svg:y2="16.617cm">
                  <text:p/>
                </draw:line>
                <draw:line draw:style-name="gr196" draw:text-style-name="P8" draw:layer="layout" svg:x1="8.69cm" svg:y1="16.617cm" svg:x2="8.668cm" svg:y2="16.601cm">
                  <text:p/>
                </draw:line>
                <draw:line draw:style-name="gr197" draw:text-style-name="P8" draw:layer="layout" svg:x1="8.679cm" svg:y1="16.657cm" svg:x2="8.657cm" svg:y2="16.641cm">
                  <text:p/>
                </draw:line>
                <draw:line draw:style-name="gr198" draw:text-style-name="P8" draw:layer="layout" svg:x1="8.7cm" svg:y1="16.641cm" svg:x2="8.678cm" svg:y2="16.625cm">
                  <text:p/>
                </draw:line>
                <draw:line draw:style-name="gr199" draw:text-style-name="P8" draw:layer="layout" svg:x1="8.722cm" svg:y1="16.625cm" svg:x2="8.7cm" svg:y2="16.609cm">
                  <text:p/>
                </draw:line>
                <draw:line draw:style-name="gr200" draw:text-style-name="P8" draw:layer="layout" svg:x1="8.711cm" svg:y1="16.6cm" svg:x2="8.689cm" svg:y2="16.584cm">
                  <text:p/>
                </draw:line>
                <draw:line draw:style-name="gr201" draw:text-style-name="P8" draw:layer="layout" svg:x1="8.744cm" svg:y1="16.608cm" svg:x2="8.722cm" svg:y2="16.592cm">
                  <text:p/>
                </draw:line>
                <draw:line draw:style-name="gr202" draw:text-style-name="P8" draw:layer="layout" svg:x1="8.733cm" svg:y1="16.584cm" svg:x2="8.711cm" svg:y2="16.568cm">
                  <text:p/>
                </draw:line>
                <draw:line draw:style-name="gr203" draw:text-style-name="P8" draw:layer="layout" svg:x1="8.755cm" svg:y1="16.568cm" svg:x2="8.733cm" svg:y2="16.552cm">
                  <text:p/>
                </draw:line>
                <draw:line draw:style-name="gr204" draw:text-style-name="P8" draw:layer="layout" svg:x1="8.777cm" svg:y1="16.552cm" svg:x2="8.755cm" svg:y2="16.536cm">
                  <text:p/>
                </draw:line>
                <draw:line draw:style-name="gr205" draw:text-style-name="P8" draw:layer="layout" svg:x1="8.766cm" svg:y1="16.593cm" svg:x2="8.744cm" svg:y2="16.577cm">
                  <text:p/>
                </draw:line>
                <draw:line draw:style-name="gr206" draw:text-style-name="P8" draw:layer="layout" svg:x1="8.788cm" svg:y1="16.577cm" svg:x2="8.766cm" svg:y2="16.561cm">
                  <text:p/>
                </draw:line>
                <draw:line draw:style-name="gr207" draw:text-style-name="P8" draw:layer="layout" svg:x1="8.809cm" svg:y1="16.56cm" svg:x2="8.787cm" svg:y2="16.544cm">
                  <text:p/>
                </draw:line>
                <draw:line draw:style-name="gr208" draw:text-style-name="P8" draw:layer="layout" svg:x1="8.799cm" svg:y1="16.536cm" svg:x2="8.777cm" svg:y2="16.52cm">
                  <text:p/>
                </draw:line>
                <draw:line draw:style-name="gr209" draw:text-style-name="P8" draw:layer="layout" svg:x1="8.831cm" svg:y1="16.544cm" svg:x2="8.809cm" svg:y2="16.528cm">
                  <text:p/>
                </draw:line>
                <draw:line draw:style-name="gr210" draw:text-style-name="P8" draw:layer="layout" svg:x1="8.82cm" svg:y1="16.52cm" svg:x2="8.798cm" svg:y2="16.504cm">
                  <text:p/>
                </draw:line>
                <draw:line draw:style-name="gr211" draw:text-style-name="P8" draw:layer="layout" svg:x1="8.842cm" svg:y1="16.503cm" svg:x2="8.82cm" svg:y2="16.487cm">
                  <text:p/>
                </draw:line>
                <draw:line draw:style-name="gr212" draw:text-style-name="P8" draw:layer="layout" svg:x1="8.853cm" svg:y1="16.528cm" svg:x2="8.831cm" svg:y2="16.512cm">
                  <text:p/>
                </draw:line>
                <draw:line draw:style-name="gr213" draw:text-style-name="P8" draw:layer="layout" svg:x1="8.711cm" svg:y1="16.665cm" svg:x2="8.689cm" svg:y2="16.649cm">
                  <text:p/>
                </draw:line>
                <draw:line draw:style-name="gr214" draw:text-style-name="P8" draw:layer="layout" svg:x1="8.733cm" svg:y1="16.649cm" svg:x2="8.711cm" svg:y2="16.633cm">
                  <text:p/>
                </draw:line>
                <draw:line draw:style-name="gr215" draw:text-style-name="P8" draw:layer="layout" svg:x1="8.755cm" svg:y1="16.633cm" svg:x2="8.733cm" svg:y2="16.617cm">
                  <text:p/>
                </draw:line>
                <draw:line draw:style-name="gr216" draw:text-style-name="P8" draw:layer="layout" svg:x1="8.766cm" svg:y1="16.657cm" svg:x2="8.744cm" svg:y2="16.641cm">
                  <text:p/>
                </draw:line>
                <draw:line draw:style-name="gr217" draw:text-style-name="P8" draw:layer="layout" svg:x1="8.788cm" svg:y1="16.641cm" svg:x2="8.766cm" svg:y2="16.625cm">
                  <text:p/>
                </draw:line>
                <draw:line draw:style-name="gr218" draw:text-style-name="P8" draw:layer="layout" svg:x1="8.777cm" svg:y1="16.617cm" svg:x2="8.755cm" svg:y2="16.601cm">
                  <text:p/>
                </draw:line>
                <draw:line draw:style-name="gr219" draw:text-style-name="P8" draw:layer="layout" svg:x1="8.799cm" svg:y1="16.6cm" svg:x2="8.777cm" svg:y2="16.584cm">
                  <text:p/>
                </draw:line>
                <draw:line draw:style-name="gr220" draw:text-style-name="P8" draw:layer="layout" svg:x1="8.82cm" svg:y1="16.584cm" svg:x2="8.798cm" svg:y2="16.568cm">
                  <text:p/>
                </draw:line>
                <draw:line draw:style-name="gr221" draw:text-style-name="P8" draw:layer="layout" svg:x1="8.842cm" svg:y1="16.568cm" svg:x2="8.82cm" svg:y2="16.552cm">
                  <text:p/>
                </draw:line>
                <draw:line draw:style-name="gr222" draw:text-style-name="P8" draw:layer="layout" svg:x1="8.875cm" svg:y1="16.577cm" svg:x2="8.853cm" svg:y2="16.561cm">
                  <text:p/>
                </draw:line>
                <draw:line draw:style-name="gr223" draw:text-style-name="P8" draw:layer="layout" svg:x1="8.864cm" svg:y1="16.552cm" svg:x2="8.842cm" svg:y2="16.536cm">
                  <text:p/>
                </draw:line>
                <draw:line draw:style-name="gr224" draw:text-style-name="P8" draw:layer="layout" svg:x1="8.897cm" svg:y1="16.56cm" svg:x2="8.875cm" svg:y2="16.544cm">
                  <text:p/>
                </draw:line>
                <draw:line draw:style-name="gr225" draw:text-style-name="P8" draw:layer="layout" svg:x1="8.722cm" svg:y1="16.69cm" svg:x2="8.7cm" svg:y2="16.674cm">
                  <text:p/>
                </draw:line>
                <draw:line draw:style-name="gr226" draw:text-style-name="P8" draw:layer="layout" svg:x1="8.744cm" svg:y1="16.673cm" svg:x2="8.722cm" svg:y2="16.657cm">
                  <text:p/>
                </draw:line>
              </draw:g>
            </draw:g>
          </draw:g>
        </draw:g>
        <draw:connector draw:style-name="gr164" draw:text-style-name="P28" draw:layer="layout" svg:x1="25.47cm" svg:y1="4.032cm" svg:x2="11.065cm" svg:y2="9.89cm" draw:start-shape="id4" draw:start-glue-point="4" draw:end-shape="id7" draw:end-glue-point="26" svg:d="M25470 4032v-520h-14405v6378" svg:viewBox="0 0 14406 6379">
          <text:p/>
        </draw:connector>
        <draw:connector draw:style-name="gr164" draw:text-style-name="P28" draw:layer="layout" svg:x1="11.065cm" svg:y1="9.89cm" svg:x2="15.985cm" svg:y2="4.071cm" draw:start-shape="id7" draw:start-glue-point="26" draw:end-shape="id2" draw:end-glue-point="4" svg:d="M11065 9890v-6339h4920v520" svg:viewBox="0 0 4921 6340">
          <text:p/>
        </draw:connector>
        <draw:connector draw:style-name="gr227" draw:text-style-name="P28" draw:layer="layout" svg:x1="8.696cm" svg:y1="15.8cm" svg:x2="10.713cm" svg:y2="11.369cm" draw:start-shape="id10" draw:start-glue-point="8" draw:end-shape="id7" draw:end-glue-point="50" svg:d="M8696 15800v-2215h2017v-2216" svg:viewBox="0 0 2018 4432">
          <text:p text:style-name="P28"><text:s/></text:p>
        </draw:connector>
        <draw:connector draw:style-name="gr129" draw:text-style-name="P28" draw:layer="layout" svg:x1="8.565cm" svg:y1="5.986cm" svg:x2="10.36cm" svg:y2="9.941cm" draw:start-shape="id11" draw:start-glue-point="10" draw:end-shape="id7" draw:end-glue-point="30" svg:d="M8565 5986v1968h1795v1987" svg:viewBox="0 0 1796 3956">
          <text:p/>
        </draw:connector>
        <draw:g xml:id="id13" draw:id="id13">
          <draw:custom-shape draw:style-name="gr228" draw:text-style-name="P12" draw:layer="layout" svg:width="0.5cm" svg:height="0.905cm" svg:x="22.4cm" svg:y="4.59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29" draw:text-style-name="P13" draw:layer="layout" svg:width="0.5cm" svg:height="0.287cm" svg:x="22.4cm" svg:y="4.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12" draw:id="id12">
          <draw:custom-shape draw:style-name="gr230" draw:text-style-name="P12" draw:layer="layout" svg:width="0.501cm" svg:height="0.905cm" svg:x="18.5cm" svg:y="4.6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31" draw:text-style-name="P13" draw:layer="layout" svg:width="0.501cm" svg:height="0.287cm" svg:x="18.5cm" svg:y="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232" draw:text-style-name="P28" draw:layer="layout" svg:x1="18.75cm" svg:y1="4.6cm" svg:x2="22.65cm" svg:y2="4.595cm" draw:start-shape="id12" draw:start-glue-point="0" draw:end-shape="id13" draw:end-glue-point="0" svg:d="M18750 4600v-527h3900v522" svg:viewBox="0 0 3901 528">
          <text:p/>
        </draw:connector>
        <draw:frame draw:style-name="gr233" draw:text-style-name="P35" draw:layer="layout" svg:width="1.861cm" svg:height="1.205cm" draw:transform="rotate (1.5685273987673) translate (24.973cm 6.734cm)">
          <draw:text-box>
            <text:p text:style-name="P33"><text:span text:style-name="T2"/></text:p>
            <text:p text:style-name="P34"><text:span text:style-name="T2">Bastion or</text:span></text:p>
            <text:p text:style-name="P34"><text:span text:style-name="T2">Jump Host</text:span></text:p>
          </draw:text-box>
        </draw:frame>
        <draw:frame draw:style-name="gr234" draw:text-style-name="P36" draw:layer="layout" svg:width="2.589cm" svg:height="1.039cm" draw:transform="rotate (0.00191986217719376) translate (19.4cm 4.005cm)">
          <draw:text-box>
            <text:p><text:span text:style-name="T3">Replicated</text:span></text:p>
            <text:p><text:span text:style-name="T3">Home folders</text:span></text:p>
          </draw:text-box>
        </draw:frame>
        <draw:frame draw:style-name="gr235" draw:text-style-name="P37" draw:layer="layout" svg:width="2.013cm" svg:height="0.801cm" draw:transform="rotate (-0.594982742004867) translate (21.21cm 15.539cm)">
          <draw:text-box>
            <text:p><text:span text:style-name="T4">AD/LDAP etc.</text:span></text:p>
            <text:p><text:span text:style-name="T4">Infrastructure</text:span></text:p>
          </draw:text-box>
        </draw:frame>
        <draw:g xml:id="id14" draw:id="id14">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36" draw:text-style-name="P3" draw:layer="layout" svg:width="1.007cm" svg:height="0.631cm" svg:x="4.092cm" svg:y="8.849cm" svg:viewBox="0 0 1008 632" svg:d="M1 632c84 0 1007-393 1007-512 0-120-129-120-213-120 0 51-825 256-794 632z">
            <text:p/>
          </draw:path>
          <draw:g>
            <draw:polygon draw:style-name="gr237" draw:text-style-name="P4" draw:layer="layout" svg:width="1.068cm" svg:height="0.939cm" svg:x="2.963cm" svg:y="8.507cm" svg:viewBox="0 0 1069 940" draw:points="0,342 0,0 1069,598 1069,940">
              <text:p/>
            </draw:polygon>
            <draw:polygon draw:style-name="gr238" draw:text-style-name="P5" draw:layer="layout" svg:width="0.914cm" svg:height="0.854cm" svg:x="4.032cm" svg:y="8.592cm" svg:viewBox="0 0 915 855" draw:points="0,855 0,513 915,0 915,342">
              <text:p/>
            </draw:polygon>
            <draw:polygon draw:style-name="gr239" draw:text-style-name="P6" draw:layer="layout" svg:width="1.983cm" svg:height="1.11cm" svg:x="2.963cm" svg:y="7.994cm" svg:viewBox="0 0 1984 1111" draw:points="1069,1111 0,513 915,0 1984,598">
              <text:p/>
            </draw:polygon>
            <draw:line draw:style-name="gr240" draw:text-style-name="P8" draw:layer="layout" svg:x1="3.33cm" svg:y1="8.78cm" svg:x2="3.33cm" svg:y2="8.985cm">
              <text:p/>
            </draw:line>
            <draw:line draw:style-name="gr241" draw:text-style-name="P8" draw:layer="layout" svg:x1="4.003cm" svg:y1="9.218cm" svg:x2="3.514cm" svg:y2="8.945cm">
              <text:p/>
            </draw:line>
            <draw:line draw:style-name="gr242" draw:text-style-name="P8" draw:layer="layout" svg:x1="3.51cm" svg:y1="8.883cm" svg:x2="3.51cm" svg:y2="8.952cm">
              <text:p/>
            </draw:line>
            <draw:line draw:style-name="gr243" draw:text-style-name="P8" draw:layer="layout" svg:x1="3.999cm" svg:y1="9.157cm" svg:x2="3.999cm" svg:y2="9.226cm">
              <text:p/>
            </draw:line>
            <draw:line draw:style-name="gr244" draw:text-style-name="P8" draw:layer="layout" svg:x1="3.999cm" svg:y1="9.156cm" svg:x2="3.51cm" svg:y2="8.883cm">
              <text:p/>
            </draw:line>
            <draw:polygon draw:style-name="gr245" draw:text-style-name="P9" draw:layer="layout" svg:width="0.06cm" svg:height="0.102cm" svg:x="3.391cm" svg:y="8.815cm" svg:viewBox="0 0 61 103" draw:points="0,69 0,0 61,34 61,103">
              <text:p/>
            </draw:polygon>
            <draw:line draw:style-name="gr246" draw:text-style-name="P8" draw:layer="layout" svg:x1="3.269cm" svg:y1="8.746cm" svg:x2="3.269cm" svg:y2="8.951cm">
              <text:p/>
            </draw:line>
            <draw:line draw:style-name="gr247" draw:text-style-name="P8" draw:layer="layout" svg:x1="3.208cm" svg:y1="8.712cm" svg:x2="3.208cm" svg:y2="8.917cm">
              <text:p/>
            </draw:line>
            <draw:line draw:style-name="gr248" draw:text-style-name="P8" draw:layer="layout" svg:x1="3.147cm" svg:y1="8.678cm" svg:x2="3.147cm" svg:y2="8.883cm">
              <text:p/>
            </draw:line>
            <draw:line draw:style-name="gr249" draw:text-style-name="P8" draw:layer="layout" svg:x1="3.086cm" svg:y1="8.643cm" svg:x2="3.086cm" svg:y2="8.848cm">
              <text:p/>
            </draw:line>
            <draw:line draw:style-name="gr250" draw:text-style-name="P8" draw:layer="layout" svg:x1="3.025cm" svg:y1="8.61cm" svg:x2="3.025cm" svg:y2="8.815cm">
              <text:p/>
            </draw:line>
            <draw:polygon draw:style-name="gr251" draw:text-style-name="P4" draw:layer="layout" svg:width="0.06cm" svg:height="0.375cm" svg:x="2.903cm" svg:y="8.473cm" svg:viewBox="0 0 61 376" draw:points="0,342 0,0 61,34 61,376">
              <text:p/>
            </draw:polygon>
            <draw:polygon draw:style-name="gr252" draw:text-style-name="P4" draw:layer="layout" svg:width="0.06cm" svg:height="0.375cm" svg:x="4.032cm" svg:y="9.105cm" svg:viewBox="0 0 61 376" draw:points="0,342 0,0 61,34 61,376">
              <text:p/>
            </draw:polygon>
            <draw:polygon draw:style-name="gr253" draw:text-style-name="P7" draw:layer="layout" svg:width="2.044cm" svg:height="1.486cm" svg:x="2.903cm" svg:y="7.994cm" svg:viewBox="0 0 2045 1487" draw:points="0,820 0,478 61,513 977,0 2045,598 2045,940 1190,1418 1190,1487">
              <text:p/>
            </draw:polygon>
          </draw:g>
        </draw:g>
        <draw:g xml:id="id5" draw:id="id5">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54" draw:text-style-name="P3" draw:layer="layout" svg:width="1.007cm" svg:height="0.631cm" svg:x="4.092cm" svg:y="12.376cm" svg:viewBox="0 0 1008 632" svg:d="M1 632c84 0 1007-393 1007-512 0-120-129-120-213-120 0 51-825 256-794 632z">
            <text:p/>
          </draw:path>
          <draw:g>
            <draw:polygon draw:style-name="gr255" draw:text-style-name="P4" draw:layer="layout" svg:width="1.068cm" svg:height="0.939cm" svg:x="2.964cm" svg:y="12.034cm" svg:viewBox="0 0 1069 940" draw:points="0,342 0,0 1069,598 1069,940">
              <text:p/>
            </draw:polygon>
            <draw:polygon draw:style-name="gr256" draw:text-style-name="P5" draw:layer="layout" svg:width="0.914cm" svg:height="0.854cm" svg:x="4.032cm" svg:y="12.119cm" svg:viewBox="0 0 915 855" draw:points="0,855 0,513 915,0 915,342">
              <text:p/>
            </draw:polygon>
            <draw:polygon draw:style-name="gr257" draw:text-style-name="P6" draw:layer="layout" svg:width="1.983cm" svg:height="1.11cm" svg:x="2.964cm" svg:y="11.521cm" svg:viewBox="0 0 1984 1111" draw:points="1069,1111 0,513 915,0 1984,598">
              <text:p/>
            </draw:polygon>
            <draw:line draw:style-name="gr258" draw:text-style-name="P8" draw:layer="layout" svg:x1="3.33cm" svg:y1="12.307cm" svg:x2="3.33cm" svg:y2="12.512cm">
              <text:p/>
            </draw:line>
            <draw:line draw:style-name="gr259" draw:text-style-name="P8" draw:layer="layout" svg:x1="4.003cm" svg:y1="12.744cm" svg:x2="3.514cm" svg:y2="12.471cm">
              <text:p/>
            </draw:line>
            <draw:line draw:style-name="gr260" draw:text-style-name="P8" draw:layer="layout" svg:x1="3.511cm" svg:y1="12.41cm" svg:x2="3.511cm" svg:y2="12.479cm">
              <text:p/>
            </draw:line>
            <draw:line draw:style-name="gr261" draw:text-style-name="P8" draw:layer="layout" svg:x1="3.999cm" svg:y1="12.683cm" svg:x2="3.999cm" svg:y2="12.752cm">
              <text:p/>
            </draw:line>
            <draw:line draw:style-name="gr262" draw:text-style-name="P8" draw:layer="layout" svg:x1="4cm" svg:y1="12.683cm" svg:x2="3.511cm" svg:y2="12.41cm">
              <text:p/>
            </draw:line>
            <draw:polygon draw:style-name="gr263" draw:text-style-name="P9" draw:layer="layout" svg:width="0.06cm" svg:height="0.102cm" svg:x="3.392cm" svg:y="12.341cm" svg:viewBox="0 0 61 103" draw:points="0,69 0,0 61,34 61,103">
              <text:p/>
            </draw:polygon>
            <draw:line draw:style-name="gr264" draw:text-style-name="P8" draw:layer="layout" svg:x1="3.27cm" svg:y1="12.273cm" svg:x2="3.27cm" svg:y2="12.478cm">
              <text:p/>
            </draw:line>
            <draw:line draw:style-name="gr265" draw:text-style-name="P8" draw:layer="layout" svg:x1="3.208cm" svg:y1="12.239cm" svg:x2="3.208cm" svg:y2="12.444cm">
              <text:p/>
            </draw:line>
            <draw:line draw:style-name="gr266" draw:text-style-name="P8" draw:layer="layout" svg:x1="3.147cm" svg:y1="12.204cm" svg:x2="3.147cm" svg:y2="12.409cm">
              <text:p/>
            </draw:line>
            <draw:line draw:style-name="gr267" draw:text-style-name="P8" draw:layer="layout" svg:x1="3.086cm" svg:y1="12.17cm" svg:x2="3.086cm" svg:y2="12.375cm">
              <text:p/>
            </draw:line>
            <draw:line draw:style-name="gr268" draw:text-style-name="P8" draw:layer="layout" svg:x1="3.025cm" svg:y1="12.136cm" svg:x2="3.025cm" svg:y2="12.341cm">
              <text:p/>
            </draw:line>
            <draw:polygon draw:style-name="gr269" draw:text-style-name="P4" draw:layer="layout" svg:width="0.06cm" svg:height="0.375cm" svg:x="2.903cm" svg:y="11.999cm" svg:viewBox="0 0 61 376" draw:points="0,342 0,0 61,34 61,376">
              <text:p/>
            </draw:polygon>
            <draw:polygon draw:style-name="gr270" draw:text-style-name="P4" draw:layer="layout" svg:width="0.06cm" svg:height="0.375cm" svg:x="4.032cm" svg:y="12.632cm" svg:viewBox="0 0 61 376" draw:points="0,342 0,0 61,34 61,376">
              <text:p/>
            </draw:polygon>
            <draw:polygon draw:style-name="gr271" draw:text-style-name="P7" draw:layer="layout" svg:width="2.044cm" svg:height="1.486cm" svg:x="2.903cm" svg:y="11.521cm" svg:viewBox="0 0 2045 1487" draw:points="0,820 0,478 61,513 977,0 2045,598 2045,940 1190,1418 1190,1487">
              <text:p/>
            </draw:polygon>
          </draw:g>
        </draw:g>
        <draw:frame draw:style-name="gr272" draw:text-style-name="P38" draw:layer="layout" svg:width="1.607cm" svg:height="1.588cm" draw:transform="rotate (-0.529881960905479) translate (3.703cm 11.318cm)">
          <draw:text-box>
            <text:p><text:span text:style-name="T5">OpenAKC</text:span></text:p>
            <text:p><text:span text:style-name="T5">Secured</text:span></text:p>
            <text:p><text:span text:style-name="T5">Server</text:span></text:p>
          </draw:text-box>
        </draw:frame>
        <draw:frame draw:style-name="gr273" draw:text-style-name="P37" draw:layer="layout" svg:width="1.607cm" svg:height="1.076cm" draw:transform="rotate (-0.529881960905479) translate (3.713cm 7.759cm)">
          <draw:text-box>
            <text:p><text:span text:style-name="T4">OpenAKC</text:span></text:p>
            <text:p><text:span text:style-name="T4">Secured</text:span></text:p>
            <text:p><text:span text:style-name="T4">Server</text:span></text:p>
          </draw:text-box>
        </draw:frame>
        <draw:frame draw:style-name="gr274" draw:text-style-name="P37" draw:layer="layout" svg:width="1.607cm" svg:height="0.801cm" draw:transform="rotate (0.559901624039781) translate (24.4cm 4.821cm)">
          <draw:text-box>
            <text:p><text:span text:style-name="T4">OpenAKC</text:span></text:p>
            <text:p><text:span text:style-name="T4">Server</text:span></text:p>
          </draw:text-box>
        </draw:frame>
        <draw:g>
          <draw:custom-shape draw:style-name="gr275" draw:text-style-name="P12" draw:layer="layout" svg:width="0.709cm" svg:height="1.616cm" svg:x="1.391cm" svg:y="9.7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76" draw:text-style-name="P13" draw:layer="layout" svg:width="0.709cm" svg:height="0.512cm" svg:x="1.391cm" svg:y="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77" draw:text-style-name="P39" xml:id="id16" draw:id="id16" draw:layer="layout" svg:width="1.757cm" svg:height="1.115cm" draw:transform="rotate (1.55700822570414) translate (1.261cm 11.457cm)">
          <draw:text-box>
            <text:p><text:span text:style-name="T6">Secure</text:span></text:p>
            <text:p><text:span text:style-name="T6">Syslog</text:span></text:p>
          </draw:text-box>
        </draw:frame>
        <draw:connector draw:style-name="gr232" draw:text-style-name="P28" draw:layer="layout" draw:line-skew="-0.055cm" svg:x1="23.202cm" svg:y1="7.55cm" svg:x2="18.002cm" svg:y2="7.492cm" draw:start-shape="id3" draw:start-glue-point="2" draw:end-shape="id1" draw:end-glue-point="2" svg:d="M23202 7550v465h-5200v-523" svg:viewBox="0 0 5201 524">
          <text:p/>
        </draw:connector>
        <draw:frame draw:style-name="gr278" draw:text-style-name="P40" draw:layer="layout" svg:width="12.1cm" svg:height="0.963cm" svg:x="3.1cm" svg:y="18.8cm">
          <draw:text-box>
            <text:p><text:span text:style-name="T7">OpenAKC Auth, Keystroke &amp; Session Logs etc. (TCP/889).</text:span></text:p>
          </draw:text-box>
        </draw:frame>
        <draw:frame draw:style-name="gr279" draw:text-style-name="P41" draw:layer="layout" svg:width="13.075cm" svg:height="0.763cm" svg:x="7.4cm" svg:y="1.438cm">
          <draw:text-box>
            <text:p><text:span text:style-name="T8">OpenAKC Combined Bastion Host &amp; Security Server Example</text:span></text:p>
          </draw:text-box>
        </draw:frame>
        <draw:frame draw:style-name="gr280" draw:text-style-name="P42" draw:layer="layout" svg:width="5.41cm" svg:height="1.433cm" draw:transform="rotate (-0.00820304748437397) translate (18.203cm 6.53cm)">
          <draw:text-box>
            <text:p>Various OpenAKC Data</text:p>
            <text:p>Replication methods planned.</text:p>
            <text:p>Currently uses filesystem.</text:p>
          </draw:text-box>
        </draw:frame>
        <draw:frame draw:style-name="gr281" draw:text-style-name="P37" draw:layer="layout" svg:width="1.783cm" svg:height="0.916cm" draw:transform="rotate (0.548207918051419) translate (14.816cm 4.852cm)">
          <draw:text-box>
            <text:p><text:span text:style-name="T4">OpenAKC</text:span></text:p>
            <text:p><text:span text:style-name="T4">Server</text:span></text:p>
          </draw:text-box>
        </draw:frame>
        <draw:connector draw:style-name="gr128" draw:text-style-name="P29" draw:layer="layout" draw:type="line" svg:x1="24.124cm" svg:y1="5.593cm" svg:x2="22.9cm" svg:y2="5.047cm" draw:start-shape="id4" draw:start-glue-point="3" draw:end-shape="id13" draw:end-glue-point="1" svg:d="M24124 5593l-1224-546" svg:viewBox="0 0 1225 547">
          <text:p/>
        </draw:connector>
        <draw:connector draw:style-name="gr128" draw:text-style-name="P29" draw:layer="layout" draw:type="line" svg:x1="17.202cm" svg:y1="5.632cm" svg:x2="18.5cm" svg:y2="5.052cm" draw:start-shape="id2" draw:start-glue-point="1" draw:end-shape="id12" draw:end-glue-point="3" svg:d="M17202 5632l1298-580" svg:viewBox="0 0 1299 581">
          <text:p/>
        </draw:connector>
        <draw:connector draw:style-name="gr129" draw:text-style-name="P28" draw:layer="layout" svg:x1="5.1cm" svg:y1="8.737cm" svg:x2="5.816cm" svg:y2="9.768cm" draw:start-shape="id14" draw:start-glue-point="1" draw:end-shape="id6" draw:end-glue-point="22" svg:d="M5100 8737h716v1031" svg:viewBox="0 0 717 1032">
          <text:p/>
        </draw:connector>
        <draw:connector draw:style-name="gr164" draw:text-style-name="P28" draw:layer="layout" svg:x1="9cm" svg:y1="10.915cm" svg:x2="9.123cm" svg:y2="10.503cm" draw:start-shape="id9" draw:start-glue-point="1" draw:end-shape="id7" draw:end-glue-point="39" svg:d="M9000 10915h52v-412h71" svg:viewBox="0 0 124 413">
          <text:p/>
        </draw:connector>
        <draw:frame draw:style-name="gr282" draw:text-style-name="P43" draw:layer="layout" svg:width="2.233cm" svg:height="1.547cm" svg:x="7cm" svg:y="8.5cm">
          <draw:text-box>
            <text:p text:style-name="P33"><text:span text:style-name="T9">Core</text:span></text:p>
            <text:p text:style-name="P33"><text:span text:style-name="T9">Firewall</text:span></text:p>
            <text:p text:style-name="P33"><text:span text:style-name="T9">Cluster</text:span></text:p>
          </draw:text-box>
        </draw:frame>
        <draw:g>
          <draw:custom-shape draw:style-name="gr283" draw:text-style-name="P12" draw:layer="layout" svg:width="0.709cm" svg:height="1.616cm" svg:x="20.28cm" svg:y="9.784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84" draw:text-style-name="P13" draw:layer="layout" svg:width="0.709cm" svg:height="0.512cm" svg:x="20.28cm" svg:y="9.7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85" draw:text-style-name="P44" draw:layer="layout" svg:width="3.343cm" svg:height="0.887cm" draw:transform="rotate (0.000349065850398866) translate (7.157cm 16.713cm)">
          <draw:text-box>
            <text:p><text:span text:style-name="T2">Security Management </text:span></text:p>
            <text:p><text:span text:style-name="T2">Workstation</text:span></text:p>
          </draw:text-box>
        </draw:frame>
        <draw:frame draw:style-name="gr286" draw:text-style-name="P44" draw:layer="layout" svg:width="2.674cm" svg:height="0.597cm" draw:transform="rotate (0.000349065850398866) translate (7.126cm 4.503cm)">
          <draw:text-box>
            <text:p><text:span text:style-name="T2">User Workstation</text:span></text:p>
          </draw:text-box>
        </draw:frame>
        <draw:connector draw:style-name="gr287" draw:text-style-name="P28" draw:layer="layout" draw:line-skew="1.91cm" svg:x1="15.92cm" svg:y1="7.193cm" svg:x2="21.793cm" svg:y2="15.586cm" draw:start-shape="id2" draw:start-glue-point="2" draw:end-shape="id8" draw:end-glue-point="0" svg:d="M15920 7193v6107h5873v2286" svg:viewBox="0 0 5874 8394">
          <text:p/>
        </draw:connector>
        <draw:connector draw:style-name="gr288" draw:text-style-name="P28" draw:layer="layout" draw:line-skew="1.93cm" svg:x1="25.405cm" svg:y1="7.154cm" svg:x2="21.793cm" svg:y2="15.586cm" draw:start-shape="id4" draw:start-glue-point="2" draw:end-shape="id8" draw:end-glue-point="0" svg:d="M25405 7154v6146h-3612v2286" svg:viewBox="0 0 3613 8433">
          <text:p/>
        </draw:connector>
        <draw:connector draw:style-name="gr289" draw:text-style-name="P28" draw:layer="layout" draw:line-skew="0.612cm 3.362cm" svg:x1="26.687cm" svg:y1="5.593cm" svg:x2="2.833cm" svg:y2="15.017cm" draw:start-shape="id4" draw:start-glue-point="1" draw:end-shape="id15" draw:end-glue-point="6" svg:d="M26687 5593h1113v13807h-24967v-4383" svg:viewBox="0 0 24968 13808">
          <text:p/>
        </draw:connector>
        <draw:connector draw:style-name="gr289" draw:text-style-name="P28" draw:layer="layout" draw:line-skew="2.582cm 3.362cm" svg:x1="14.639cm" svg:y1="5.632cm" svg:x2="2.833cm" svg:y2="15.017cm" draw:start-shape="id2" draw:start-glue-point="3" draw:end-shape="id15" draw:end-glue-point="6" svg:d="M14639 5632h-1239v13768h-10567v-4383" svg:viewBox="0 0 11807 13769">
          <text:p/>
        </draw:connector>
        <draw:connector draw:style-name="gr290" draw:text-style-name="P28" draw:layer="layout" draw:line-skew="-0.851cm" svg:x1="15.313cm" svg:y1="4.459cm" svg:x2="3.183cm" svg:y2="6.022cm" draw:start-shape="id2" draw:start-glue-point="14" draw:end-shape="id15" draw:end-glue-point="11" svg:d="M15313 4459v-1759h-12130v3322" svg:viewBox="0 0 12131 3323">
          <text:p/>
        </draw:connector>
        <draw:connector draw:style-name="gr291" draw:text-style-name="P28" draw:layer="layout" draw:line-skew="-0.812cm" svg:x1="3.183cm" svg:y1="6.022cm" svg:x2="24.798cm" svg:y2="4.42cm" draw:start-shape="id15" draw:start-glue-point="11" draw:end-shape="id4" draw:end-glue-point="14" svg:d="M3183 6022v-3322h21615v1720" svg:viewBox="0 0 21616 3323">
          <text:p/>
        </draw:connector>
        <draw:frame draw:style-name="gr292" draw:text-style-name="P40" draw:layer="layout" svg:width="12.1cm" svg:height="0.7cm" svg:x="3.5cm" svg:y="2.7cm">
          <draw:text-box>
            <text:p><text:span text:style-name="T7">OpenAKC Authenticated user SSH sessions. (TCP/22).</text:span></text:p>
          </draw:text-box>
        </draw:frame>
        <draw:frame draw:style-name="gr293" draw:text-style-name="P45" draw:layer="layout" svg:width="3.931cm" svg:height="1.319cm" svg:x="15.669cm" svg:y="17.6cm">
          <draw:text-box>
            <text:p><text:span text:style-name="T10">Corporate Network</text:span></text:p>
            <text:p><text:span text:style-name="T10">With Users and Security</text:span></text:p>
            <text:p><text:span text:style-name="T10">Admins</text:span></text:p>
          </draw:text-box>
        </draw:frame>
        <draw:frame draw:style-name="gr233" draw:text-style-name="P35" draw:layer="layout" svg:width="1.861cm" svg:height="1.205cm" draw:transform="rotate (1.5685273987673) translate (15.485cm 6.807cm)">
          <draw:text-box>
            <text:p text:style-name="P33"><text:span text:style-name="T2"/></text:p>
            <text:p text:style-name="P34"><text:span text:style-name="T2">Bastion or</text:span></text:p>
            <text:p text:style-name="P34"><text:span text:style-name="T2">Jump Host</text:span></text:p>
          </draw:text-box>
        </draw:frame>
        <draw:frame draw:style-name="gr294" draw:text-style-name="P46" draw:layer="layout" svg:width="2.949cm" svg:height="1.319cm" svg:x="2.3cm" svg:y="6.581cm">
          <draw:text-box>
            <text:p><text:span text:style-name="T11">Secured Network</text:span></text:p>
            <text:p><text:span text:style-name="T11">With OpenAKC</text:span></text:p>
            <text:p><text:span text:style-name="T11">Client Systems</text:span></text:p>
          </draw:text-box>
        </draw:frame>
        <draw:connector draw:style-name="gr295" draw:text-style-name="P28" draw:layer="layout" svg:x1="1.842cm" svg:y1="9.708cm" svg:x2="2.903cm" svg:y2="8.636cm" draw:start-shape="id16" draw:start-glue-point="1" draw:end-shape="id14" draw:end-glue-point="13" svg:d="M1842 9708v-1072h1061" svg:viewBox="0 0 1062 1073">
          <text:p/>
        </draw:connector>
        <draw:connector draw:style-name="gr295" draw:text-style-name="P28" draw:layer="layout" svg:x1="1.818cm" svg:y1="11.465cm" svg:x2="2.903cm" svg:y2="12.331cm" draw:start-shape="id16" draw:start-glue-point="3" draw:end-shape="id5" draw:end-glue-point="12" svg:d="M1818 11465v866h1085" svg:viewBox="0 0 1086 867">
          <text:p/>
        </draw:connector>
        <draw:frame draw:style-name="gr277" draw:text-style-name="P39" draw:layer="layout" svg:width="1.757cm" svg:height="1.115cm" draw:transform="rotate (1.55700822570414) translate (20.141cm 11.485cm)">
          <draw:text-box>
            <text:p><text:span text:style-name="T6">Secure</text:span></text:p>
            <text:p><text:span text:style-name="T6">Syslog</text:span></text:p>
          </draw:text-box>
        </draw:frame>
        <draw:frame draw:style-name="gr296" draw:text-style-name="P44" draw:layer="layout" svg:width="4.769cm" svg:height="0.607cm" draw:transform="rotate (0.00593411945678072) translate (16cm 13.228cm)">
          <draw:text-box>
            <text:p text:style-name="P47"><text:span text:style-name="T2">AD / LDAP etc. Directory Data</text:span></text:p>
          </draw:text-box>
        </draw:frame>
        <draw:line draw:style-name="gr297" draw:text-style-name="P29" draw:layer="layout" svg:x1="21cm" svg:y1="10.6cm" svg:x2="25.4cm" svg:y2="7.2cm">
          <text:p/>
        </draw:line>
        <draw:line draw:style-name="gr297" draw:text-style-name="P29" draw:layer="layout" svg:x1="20.3cm" svg:y1="10.6cm" svg:x2="15.9cm" svg:y2="7.2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1" svg:font-family="'Arial Narrow'" style:font-family-generic="swiss" style:font-pitch="variable"/>
    <style:font-face style:name="Arial Narrow"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eyscale_20_Linear_20_B" draw:display-name="Greyscale Linear B" draw:style="linear" draw:start-color="#000000" draw:end-color="#ffffff" draw:start-intensity="100%" draw:end-intensity="100%" draw:angle="1800" draw:border="10%"/>
    <draw:gradient draw:name="Light_20_Blue_20_Linear_20_L" draw:display-name="Light Blue Linear L" draw:style="linear" draw:start-color="#93d4f0" draw:end-color="#e9f6fc" draw:start-intensity="100%" draw:end-intensity="100%" draw:angle="90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Square_20_BR" draw:display-name="Light Purple Square BR" draw:style="square" draw:cx="30%" draw:cy="30%" draw:start-color="#c893c7" draw:end-color="#f4e9f3" draw:start-intensity="100%" draw:end-intensity="100%" draw:angle="0" draw:border="0%"/>
    <draw:gradient draw:name="Light_20_Red_20_Axial_20_H" draw:display-name="Light Red Axial H" draw:style="axial" draw:start-color="#f8e8ea" draw:end-color="#de8e96" draw:start-intensity="100%" draw:end-intensity="100%" draw:angle="900" draw:border="0%"/>
    <draw:gradient draw:name="Shapes" draw:style="rectangular" draw:cx="50%" draw:cy="50%" draw:start-color="#cccccc" draw:end-color="#ffffff" draw:start-intensity="100%" draw:end-intensity="100%" draw:angle="0" draw:border="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Arrow" draw:marker-start-width="0.2cm" draw:marker-start-center="false" draw:marker-end="Arrow" draw:marker-end-width="0.3cm" draw:marker-end-center="false" draw:fill="solid" draw:fill-color="#729fcf" draw:textarea-horizontal-align="justify" fo:padding-top="0.125cm" fo:padding-bottom="0.125cm" fo:padding-left="0.25cm" fo:padding-right="0.25cm" draw:shadow="hidden" draw:shadow-offset-x="0.2cm" draw:shadow-offset-y="0.2cm" draw:shadow-color="#808080" text:animation-delay="P0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marker-start="Arrow" draw:marker-start-width="0.3cm" draw:marker-end-width="0.3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09T11:33:38.401132592</meta:creation-date>
    <dc:date>2020-06-25T16:48:18.580430125</dc:date>
    <meta:editing-duration>PT55M9S</meta:editing-duration>
    <meta:editing-cycles>9</meta:editing-cycles>
    <meta:generator>LibreOffice/6.4.3.2$Linux_X86_64 LibreOffice_project/40$Build-2</meta:generator>
    <meta:document-statistic meta:object-count="350"/>
  </office:meta>
</office:document-meta>
</file>